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A0000008287360C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start" style:justify-single-word="false"/>
      <style:text-properties officeooo:rsid="004b50ef" officeooo:paragraph-rsid="004b50ef"/>
    </style:style>
    <style:style style:name="P2" style:family="paragraph" style:parent-style-name="Text_20_body">
      <style:text-properties style:font-name="Helvetica" fo:font-size="14pt" officeooo:paragraph-rsid="001e6cd9" style:font-size-asian="14pt" style:font-size-complex="14pt"/>
    </style:style>
    <style:style style:name="P3" style:family="paragraph" style:parent-style-name="Text_20_body">
      <style:text-properties style:font-name="Helvetica" fo:font-size="14pt" officeooo:rsid="001ac463" officeooo:paragraph-rsid="001e6cd9" style:font-size-asian="14pt" style:font-size-complex="14pt"/>
    </style:style>
    <style:style style:name="P4" style:family="paragraph" style:parent-style-name="Text_20_body">
      <style:text-properties style:font-name="Helvetica" fo:font-size="14pt" officeooo:rsid="001e35fd" officeooo:paragraph-rsid="001e6cd9" style:font-size-asian="14pt" style:font-size-complex="14pt"/>
    </style:style>
    <style:style style:name="P5" style:family="paragraph" style:parent-style-name="Text_20_body">
      <style:text-properties style:font-name="Helvetica" fo:font-size="14pt" officeooo:rsid="001b6796" officeooo:paragraph-rsid="001e6cd9" style:font-size-asian="14pt" style:font-size-complex="14pt"/>
    </style:style>
    <style:style style:name="P6" style:family="paragraph" style:parent-style-name="Text_20_body">
      <style:text-properties style:font-name="Helvetica" fo:font-size="14pt" officeooo:rsid="001d0044" officeooo:paragraph-rsid="001e6cd9" style:font-size-asian="14pt" style:font-size-complex="14pt"/>
    </style:style>
    <style:style style:name="P7" style:family="paragraph" style:parent-style-name="Text_20_body">
      <style:text-properties style:font-name="Helvetica" fo:font-size="14pt" officeooo:rsid="001fb6de" officeooo:paragraph-rsid="001fb6de" style:font-size-asian="14pt" style:font-size-complex="14pt"/>
    </style:style>
    <style:style style:name="P8" style:family="paragraph" style:parent-style-name="Text_20_body">
      <style:text-properties style:font-name="Helvetica" fo:font-size="14pt" officeooo:rsid="001fb6de" officeooo:paragraph-rsid="004ebc73" style:font-size-asian="14pt" style:font-size-complex="14pt"/>
    </style:style>
    <style:style style:name="P9" style:family="paragraph" style:parent-style-name="Text_20_body">
      <style:text-properties style:font-name="Helvetica" fo:font-size="14pt" officeooo:rsid="001fb6de" officeooo:paragraph-rsid="004ede52" style:font-size-asian="14pt" style:font-size-complex="14pt"/>
    </style:style>
    <style:style style:name="P10" style:family="paragraph" style:parent-style-name="Text_20_body">
      <style:text-properties style:font-name="Helvetica" fo:font-size="14pt" officeooo:rsid="001fb6de" officeooo:paragraph-rsid="004f6c97" style:font-size-asian="14pt" style:font-size-complex="14pt"/>
    </style:style>
    <style:style style:name="P11" style:family="paragraph" style:parent-style-name="Text_20_body">
      <style:text-properties style:font-name="Helvetica" fo:font-size="14pt" officeooo:rsid="001fb6de" officeooo:paragraph-rsid="004fbf9f" style:font-size-asian="14pt" style:font-size-complex="14pt"/>
    </style:style>
    <style:style style:name="P12" style:family="paragraph" style:parent-style-name="Text_20_body">
      <style:text-properties style:font-name="Helvetica" fo:font-size="14pt" officeooo:rsid="001fb6de" officeooo:paragraph-rsid="0050d1c9" style:font-size-asian="14pt" style:font-size-complex="14pt"/>
    </style:style>
    <style:style style:name="P13" style:family="paragraph" style:parent-style-name="Text_20_body">
      <style:text-properties style:font-name="Helvetica" fo:font-size="14pt" officeooo:rsid="001fb6de" officeooo:paragraph-rsid="0051ceba" style:font-size-asian="14pt" style:font-size-complex="14pt"/>
    </style:style>
    <style:style style:name="P14" style:family="paragraph" style:parent-style-name="Text_20_body">
      <style:text-properties style:font-name="Helvetica" fo:font-size="14pt" officeooo:rsid="001fb6de" officeooo:paragraph-rsid="00521c0d" style:font-size-asian="14pt" style:font-size-complex="14pt"/>
    </style:style>
    <style:style style:name="P15" style:family="paragraph" style:parent-style-name="Text_20_body">
      <style:text-properties style:font-name="Helvetica" fo:font-size="14pt" officeooo:rsid="0020d262" officeooo:paragraph-rsid="0020d262" style:font-size-asian="14pt" style:font-size-complex="14pt"/>
    </style:style>
    <style:style style:name="P16" style:family="paragraph" style:parent-style-name="Text_20_body">
      <style:text-properties style:font-name="Helvetica" fo:font-size="14pt" officeooo:rsid="0020d262" officeooo:paragraph-rsid="004fbf9f" style:font-size-asian="14pt" style:font-size-complex="14pt"/>
    </style:style>
    <style:style style:name="P17" style:family="paragraph" style:parent-style-name="Text_20_body">
      <style:text-properties style:font-name="Helvetica" fo:font-size="14pt" officeooo:rsid="0024b1f7" officeooo:paragraph-rsid="0024b1f7" style:font-size-asian="14pt" style:font-size-complex="14pt"/>
    </style:style>
    <style:style style:name="P18" style:family="paragraph" style:parent-style-name="Text_20_body">
      <style:text-properties style:font-name="Helvetica" fo:font-size="14pt" officeooo:rsid="00265a6d" officeooo:paragraph-rsid="00265a6d" style:font-size-asian="14pt" style:font-size-complex="14pt"/>
    </style:style>
    <style:style style:name="P19" style:family="paragraph" style:parent-style-name="Text_20_body">
      <style:text-properties style:font-name="Helvetica" fo:font-size="14pt" officeooo:rsid="0026db87" officeooo:paragraph-rsid="0026db87" style:font-size-asian="14pt" style:font-size-complex="14pt"/>
    </style:style>
    <style:style style:name="P20" style:family="paragraph" style:parent-style-name="Text_20_body">
      <style:text-properties style:font-name="Helvetica" fo:font-size="14pt" officeooo:rsid="0026db87" officeooo:paragraph-rsid="004fbf9f" style:font-size-asian="14pt" style:font-size-complex="14pt"/>
    </style:style>
    <style:style style:name="P21" style:family="paragraph" style:parent-style-name="Text_20_body">
      <style:text-properties style:font-name="Helvetica" fo:font-size="14pt" officeooo:rsid="002ab47a" officeooo:paragraph-rsid="002ab47a" style:font-size-asian="14pt" style:font-size-complex="14pt"/>
    </style:style>
    <style:style style:name="P22" style:family="paragraph" style:parent-style-name="Text_20_body">
      <style:text-properties style:font-name="Helvetica" fo:font-size="14pt" officeooo:rsid="002ab47a" officeooo:paragraph-rsid="0050d1c9" style:font-size-asian="14pt" style:font-size-complex="14pt"/>
    </style:style>
    <style:style style:name="P23" style:family="paragraph" style:parent-style-name="Text_20_body">
      <style:text-properties style:font-name="Helvetica" fo:font-size="14pt" officeooo:rsid="002c7565" officeooo:paragraph-rsid="002c7565" style:font-size-asian="14pt" style:font-size-complex="14pt"/>
    </style:style>
    <style:style style:name="P24" style:family="paragraph" style:parent-style-name="Text_20_body">
      <style:text-properties style:font-name="Helvetica" fo:font-size="14pt" officeooo:rsid="002c7565" officeooo:paragraph-rsid="00521c0d" style:font-size-asian="14pt" style:font-size-complex="14pt"/>
    </style:style>
    <style:style style:name="P25" style:family="paragraph" style:parent-style-name="Text_20_body">
      <style:text-properties style:font-name="Helvetica" fo:font-size="14pt" fo:font-weight="normal" officeooo:rsid="0026db87" officeooo:paragraph-rsid="004fbf9f"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Helvetica" fo:font-size="14pt" officeooo:rsid="001d7788" officeooo:paragraph-rsid="001d7788" style:font-size-asian="14pt" style:font-size-complex="14pt"/>
    </style:style>
    <style:style style:name="P27" style:family="paragraph" style:parent-style-name="Standard">
      <style:text-properties style:font-name="Helvetica" fo:font-size="14pt" officeooo:rsid="001d7788" officeooo:paragraph-rsid="001d7788" style:font-size-asian="14pt" style:font-size-complex="14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style:font-name="Comic Sans MS" fo:font-size="24pt" fo:font-weight="bold" officeooo:rsid="00730eb4" style:font-size-asian="24pt" style:font-weight-asian="bold" style:font-size-complex="24pt" style:font-weight-complex="bold"/>
    </style:style>
    <style:style style:name="P30" style:family="paragraph" style:parent-style-name="Standard">
      <style:paragraph-properties fo:line-height="150%"/>
      <style:text-properties fo:color="#000000" style:text-outline="false" style:font-name="Helvetica" fo:font-size="14pt" fo:letter-spacing="normal" officeooo:paragraph-rsid="008a114a" style:letter-kerning="false" style:font-size-asian="14pt" style:font-size-complex="14pt"/>
    </style:style>
    <style:style style:name="P31" style:family="paragraph" style:parent-style-name="Standard">
      <style:text-properties fo:color="#000000" style:text-outline="false" style:font-name="Helvetica" fo:font-size="14pt" fo:letter-spacing="normal" officeooo:paragraph-rsid="008a114a" style:letter-kerning="false" style:font-size-asian="14pt" style:font-size-complex="14pt"/>
    </style:style>
    <style:style style:name="P32" style:family="paragraph" style:parent-style-name="Standard">
      <style:text-properties fo:font-variant="normal" fo:text-transform="none" fo:color="#373e4d" style:font-name="helvetica" fo:font-size="6.34999990463257pt" fo:letter-spacing="normal" fo:font-style="normal" fo:font-weight="normal" officeooo:rsid="003152eb" officeooo:paragraph-rsid="008a114a" style:font-size-asian="14pt" style:font-size-complex="14pt"/>
    </style:style>
    <style:style style:name="P33" style:family="paragraph" style:parent-style-name="Standard">
      <style:paragraph-properties fo:line-height="150%"/>
      <style:text-properties style:font-name="Helvetica" fo:font-size="14pt" officeooo:paragraph-rsid="008a114a" style:font-size-asian="14pt" style:font-size-complex="14pt"/>
    </style:style>
    <style:style style:name="P34" style:family="paragraph" style:parent-style-name="Text_20_body">
      <style:text-properties style:font-name="Helvetica" fo:font-size="14pt" officeooo:rsid="004fbf9f" officeooo:paragraph-rsid="0026db87" style:font-size-asian="14pt" style:font-size-complex="14pt"/>
    </style:style>
    <style:style style:name="P35" style:family="paragraph" style:parent-style-name="Text_20_body">
      <style:text-properties style:font-name="Helvetica" fo:font-size="14pt" officeooo:rsid="002ab47a" officeooo:paragraph-rsid="002ab47a" style:font-size-asian="14pt" style:font-size-complex="14pt"/>
    </style:style>
    <style:style style:name="P36" style:family="paragraph" style:parent-style-name="Text_20_body">
      <style:text-properties style:font-name="Helvetica" fo:font-size="14pt" officeooo:rsid="002ab47a" officeooo:paragraph-rsid="0091aa47" style:font-size-asian="14pt" style:font-size-complex="14pt"/>
    </style:style>
    <style:style style:name="P37" style:family="paragraph" style:parent-style-name="Text_20_body">
      <style:text-properties style:font-name="Helvetica" fo:font-size="14pt" officeooo:rsid="001ac463" officeooo:paragraph-rsid="001e6cd9" style:font-size-asian="14pt" style:font-size-complex="14pt"/>
    </style:style>
    <style:style style:name="P38" style:family="paragraph" style:parent-style-name="Text_20_body">
      <style:text-properties style:font-name="Helvetica" fo:font-size="14pt" officeooo:rsid="001e35fd" officeooo:paragraph-rsid="001e6cd9" style:font-size-asian="14pt" style:font-size-complex="14pt"/>
    </style:style>
    <style:style style:name="P39" style:family="paragraph" style:parent-style-name="Text_20_body">
      <style:text-properties style:font-name="Helvetica" fo:font-size="14pt" officeooo:rsid="001a3045" officeooo:paragraph-rsid="007761b3" style:font-size-asian="14pt" style:font-size-complex="14pt"/>
    </style:style>
    <style:style style:name="P40" style:family="paragraph" style:parent-style-name="Text_20_body">
      <style:text-properties style:font-name="Helvetica" fo:font-size="14pt" officeooo:rsid="0078534f" officeooo:paragraph-rsid="0078534f" style:font-size-asian="14pt" style:font-size-complex="14pt"/>
    </style:style>
    <style:style style:name="P41" style:family="paragraph" style:parent-style-name="Text_20_body">
      <style:text-properties style:font-name="Helvetica" fo:font-size="14pt" officeooo:rsid="001fb6de" officeooo:paragraph-rsid="001fb6de" style:font-size-asian="14pt" style:font-size-complex="14pt"/>
    </style:style>
    <style:style style:name="P42" style:family="paragraph" style:parent-style-name="Text_20_body">
      <style:text-properties style:font-name="Helvetica" fo:font-size="14pt" officeooo:rsid="001fb6de" officeooo:paragraph-rsid="007b2d16" style:font-size-asian="14pt" style:font-size-complex="14pt"/>
    </style:style>
    <style:style style:name="P43" style:family="paragraph" style:parent-style-name="Text_20_body">
      <style:text-properties style:font-name="Helvetica" fo:font-size="14pt" officeooo:rsid="001fb6de" officeooo:paragraph-rsid="008a114a" style:font-size-asian="14pt" style:font-size-complex="14pt"/>
    </style:style>
    <style:style style:name="P44" style:family="paragraph" style:parent-style-name="Text_20_body">
      <style:text-properties style:font-name="Helvetica" fo:font-size="14pt" officeooo:rsid="0020d262" officeooo:paragraph-rsid="0020d262" style:font-size-asian="14pt" style:font-size-complex="14pt"/>
    </style:style>
    <style:style style:name="P45" style:family="paragraph" style:parent-style-name="Text_20_body">
      <style:text-properties style:font-name="Helvetica" fo:font-size="14pt" officeooo:rsid="0020d262" officeooo:paragraph-rsid="007b2d16" style:font-size-asian="14pt" style:font-size-complex="14pt"/>
    </style:style>
    <style:style style:name="P46" style:family="paragraph" style:parent-style-name="Text_20_body">
      <style:text-properties style:font-name="Helvetica" fo:font-size="14pt" officeooo:rsid="0020d262" officeooo:paragraph-rsid="007bf894" style:font-size-asian="14pt" style:font-size-complex="14pt"/>
    </style:style>
    <style:style style:name="P47" style:family="paragraph" style:parent-style-name="Text_20_body">
      <style:text-properties style:font-name="Helvetica" fo:font-size="14pt" officeooo:rsid="0020d262" officeooo:paragraph-rsid="007d4926" style:font-size-asian="14pt" style:font-size-complex="14pt"/>
    </style:style>
    <style:style style:name="P48" style:family="paragraph" style:parent-style-name="Text_20_body">
      <style:text-properties style:font-name="Helvetica" fo:font-size="14pt" officeooo:rsid="0020d262" officeooo:paragraph-rsid="007f97f9" style:font-size-asian="14pt" style:font-size-complex="14pt"/>
    </style:style>
    <style:style style:name="P49" style:family="paragraph" style:parent-style-name="Text_20_body">
      <style:text-properties style:font-name="Helvetica" fo:font-size="14pt" officeooo:rsid="0020d262" officeooo:paragraph-rsid="0085d0db" style:font-size-asian="14pt" style:font-size-complex="14pt"/>
    </style:style>
    <style:style style:name="P50" style:family="paragraph" style:parent-style-name="Text_20_body">
      <style:text-properties style:font-name="Helvetica" fo:font-size="14pt" officeooo:rsid="0020d262" officeooo:paragraph-rsid="0087b532" style:font-size-asian="14pt" style:font-size-complex="14pt"/>
    </style:style>
    <style:style style:name="P51" style:family="paragraph" style:parent-style-name="Text_20_body">
      <style:text-properties style:font-name="Helvetica" fo:font-size="14pt" officeooo:rsid="00265a6d" officeooo:paragraph-rsid="00265a6d" style:font-size-asian="14pt" style:font-size-complex="14pt"/>
    </style:style>
    <style:style style:name="P52" style:family="paragraph" style:parent-style-name="Text_20_body">
      <style:text-properties style:font-name="Helvetica" fo:font-size="14pt" officeooo:rsid="0082d47a" officeooo:paragraph-rsid="0082d47a" style:font-size-asian="14pt" style:font-size-complex="14pt"/>
    </style:style>
    <style:style style:name="P53" style:family="paragraph" style:parent-style-name="Text_20_body">
      <style:text-properties style:font-name="Helvetica" fo:font-size="14pt" officeooo:rsid="002c7565" officeooo:paragraph-rsid="002c7565" style:font-size-asian="14pt" style:font-size-complex="14pt"/>
    </style:style>
    <style:style style:name="P54" style:family="paragraph" style:parent-style-name="Text_20_body">
      <style:text-properties style:font-name="Helvetica" fo:font-size="14pt" officeooo:rsid="002c7565" officeooo:paragraph-rsid="0087c87f" style:font-size-asian="14pt" style:font-size-complex="14pt"/>
    </style:style>
    <style:style style:name="P55" style:family="paragraph" style:parent-style-name="Text_20_body">
      <style:text-properties style:font-name="Helvetica" fo:font-size="14pt" officeooo:rsid="0089220d" officeooo:paragraph-rsid="0089220d" style:font-size-asian="14pt" style:font-size-complex="14pt"/>
    </style:style>
    <style:style style:name="P56" style:family="paragraph" style:parent-style-name="Text_20_body">
      <style:text-properties style:font-name="Helvetica" fo:font-size="14pt" officeooo:rsid="0089220d" officeooo:paragraph-rsid="0091aa47" style:font-size-asian="14pt" style:font-size-complex="14pt"/>
    </style:style>
    <style:style style:name="P57" style:family="paragraph" style:parent-style-name="Text_20_body">
      <style:text-properties style:font-name="Helvetica" fo:font-size="14pt" officeooo:rsid="0044fb91" officeooo:paragraph-rsid="002c7565" style:font-size-asian="14pt" style:font-size-complex="14pt"/>
    </style:style>
    <style:style style:name="P58" style:family="paragraph" style:parent-style-name="Text_20_body">
      <style:text-properties style:font-name="Helvetica" fo:font-size="14pt" officeooo:rsid="0044fb91" officeooo:paragraph-rsid="008a114a" style:font-size-asian="14pt" style:font-size-complex="14pt"/>
    </style:style>
    <style:style style:name="P59" style:family="paragraph" style:parent-style-name="Text_20_body">
      <style:text-properties style:font-name="Helvetica" fo:font-size="14pt" officeooo:rsid="0044fb91" officeooo:paragraph-rsid="008a48e4" style:font-size-asian="14pt" style:font-size-complex="14pt"/>
    </style:style>
    <style:style style:name="P60" style:family="paragraph" style:parent-style-name="Text_20_body">
      <style:text-properties style:font-name="Helvetica" fo:font-size="14pt" officeooo:rsid="0044fb91" officeooo:paragraph-rsid="00b1b476" style:font-size-asian="14pt" style:font-size-complex="14pt"/>
    </style:style>
    <style:style style:name="P61" style:family="paragraph" style:parent-style-name="Text_20_body">
      <style:text-properties style:font-name="Helvetica" fo:font-size="14pt" officeooo:rsid="0044fb91" officeooo:paragraph-rsid="00b38adc" style:font-size-asian="14pt" style:font-size-complex="14pt"/>
    </style:style>
    <style:style style:name="P62" style:family="paragraph" style:parent-style-name="Text_20_body">
      <style:text-properties style:font-name="Helvetica" fo:font-size="14pt" officeooo:rsid="002d4575" officeooo:paragraph-rsid="008a114a" style:font-size-asian="14pt" style:font-size-complex="14pt"/>
    </style:style>
    <style:style style:name="P63" style:family="paragraph" style:parent-style-name="Text_20_body">
      <style:text-properties style:font-name="Helvetica" fo:font-size="14pt" officeooo:rsid="002fded7" officeooo:paragraph-rsid="008a114a" style:font-size-asian="14pt" style:font-size-complex="14pt"/>
    </style:style>
    <style:style style:name="P64" style:family="paragraph" style:parent-style-name="Text_20_body">
      <style:text-properties style:font-name="Helvetica" fo:font-size="14pt" officeooo:rsid="00ab7ea7" officeooo:paragraph-rsid="008a114a" style:font-size-asian="14pt" style:font-size-complex="14pt"/>
    </style:style>
    <style:style style:name="P65" style:family="paragraph" style:parent-style-name="Text_20_body">
      <style:text-properties style:font-name="Helvetica" fo:font-size="14pt" officeooo:rsid="003152eb" officeooo:paragraph-rsid="008a114a" style:font-size-asian="14pt" style:font-size-complex="14pt"/>
    </style:style>
    <style:style style:name="P66" style:family="paragraph" style:parent-style-name="Text_20_body">
      <style:text-properties style:font-name="Helvetica" fo:font-size="14pt" officeooo:rsid="0033223f" officeooo:paragraph-rsid="008a114a" style:font-size-asian="14pt" style:font-size-complex="14pt"/>
    </style:style>
    <style:style style:name="P67" style:family="paragraph" style:parent-style-name="Text_20_body">
      <style:text-properties style:font-name="Helvetica" fo:font-size="14pt" officeooo:rsid="003b3e40" officeooo:paragraph-rsid="008a114a" style:font-size-asian="14pt" style:font-size-complex="14pt"/>
    </style:style>
    <style:style style:name="P68" style:family="paragraph" style:parent-style-name="Text_20_body">
      <style:text-properties style:font-name="Helvetica" fo:font-size="14pt" officeooo:rsid="0099e5ca" officeooo:paragraph-rsid="008a114a" style:font-size-asian="14pt" style:font-size-complex="14pt"/>
    </style:style>
    <style:style style:name="P69" style:family="paragraph" style:parent-style-name="Text_20_body">
      <style:text-properties style:font-name="Helvetica" fo:font-size="14pt" officeooo:rsid="003e05cc" officeooo:paragraph-rsid="008a114a" style:font-size-asian="14pt" style:font-size-complex="14pt"/>
    </style:style>
    <style:style style:name="P70" style:family="paragraph" style:parent-style-name="Text_20_body">
      <style:text-properties style:font-name="Helvetica" fo:font-size="14pt" officeooo:rsid="0061a759" officeooo:paragraph-rsid="008a114a" style:font-size-asian="14pt" style:font-size-complex="14pt"/>
    </style:style>
    <style:style style:name="P71" style:family="paragraph" style:parent-style-name="Text_20_body">
      <style:text-properties style:font-name="Helvetica" fo:font-size="14pt" officeooo:rsid="00636bff" officeooo:paragraph-rsid="008a114a" style:font-size-asian="14pt" style:font-size-complex="14pt"/>
    </style:style>
    <style:style style:name="P72" style:family="paragraph" style:parent-style-name="Text_20_body">
      <style:text-properties style:font-name="Helvetica" fo:font-size="14pt" officeooo:rsid="008bceeb" officeooo:paragraph-rsid="008a114a" style:font-size-asian="14pt" style:font-size-complex="14pt"/>
    </style:style>
    <style:style style:name="P73" style:family="paragraph" style:parent-style-name="Text_20_body">
      <style:text-properties style:font-name="Helvetica" fo:font-size="14pt" officeooo:rsid="0064d872" officeooo:paragraph-rsid="008a114a" style:font-size-asian="14pt" style:font-size-complex="14pt"/>
    </style:style>
    <style:style style:name="P74" style:family="paragraph" style:parent-style-name="Text_20_body">
      <style:text-properties style:font-name="Helvetica" fo:font-size="14pt" officeooo:rsid="00893fb8" officeooo:paragraph-rsid="008a114a" style:font-size-asian="14pt" style:font-size-complex="14pt"/>
    </style:style>
    <style:style style:name="P75" style:family="paragraph" style:parent-style-name="Text_20_body">
      <style:text-properties style:font-name="Helvetica" fo:font-size="14pt" officeooo:rsid="003fd958" officeooo:paragraph-rsid="008a114a" style:font-size-asian="14pt" style:font-size-complex="14pt"/>
    </style:style>
    <style:style style:name="P76" style:family="paragraph" style:parent-style-name="Text_20_body">
      <style:text-properties style:font-name="Helvetica" fo:font-size="14pt" officeooo:rsid="0040268b" officeooo:paragraph-rsid="008a114a" style:font-size-asian="14pt" style:font-size-complex="14pt"/>
    </style:style>
    <style:style style:name="P77" style:family="paragraph" style:parent-style-name="Text_20_body">
      <style:text-properties style:font-name="Helvetica" fo:font-size="14pt" officeooo:rsid="00836806" officeooo:paragraph-rsid="008a114a" style:font-size-asian="14pt" style:font-size-complex="14pt"/>
    </style:style>
    <style:style style:name="P78" style:family="paragraph" style:parent-style-name="Text_20_body">
      <style:text-properties style:font-name="Helvetica" fo:font-size="14pt" officeooo:rsid="007bb59e" officeooo:paragraph-rsid="008a114a" style:font-size-asian="14pt" style:font-size-complex="14pt"/>
    </style:style>
    <style:style style:name="P79" style:family="paragraph" style:parent-style-name="Text_20_body">
      <style:text-properties style:font-name="Helvetica" fo:font-size="14pt" officeooo:rsid="0042dff7" officeooo:paragraph-rsid="008a114a" style:font-size-asian="14pt" style:font-size-complex="14pt"/>
    </style:style>
    <style:style style:name="P80" style:family="paragraph" style:parent-style-name="Text_20_body">
      <style:text-properties style:font-name="Helvetica" fo:font-size="14pt" officeooo:rsid="0077bb2e" officeooo:paragraph-rsid="008a114a" style:font-size-asian="14pt" style:font-size-complex="14pt"/>
    </style:style>
    <style:style style:name="P81" style:family="paragraph" style:parent-style-name="Text_20_body">
      <style:text-properties style:font-name="Helvetica" fo:font-size="14pt" officeooo:paragraph-rsid="008a114a" style:font-size-asian="14pt" style:font-size-complex="14pt"/>
    </style:style>
    <style:style style:name="P82" style:family="paragraph" style:parent-style-name="Text_20_body">
      <style:text-properties style:font-name="Helvetica" fo:font-size="14pt" officeooo:rsid="0026db87" officeooo:paragraph-rsid="0026db87" style:font-size-asian="14pt" style:font-size-complex="14pt"/>
    </style:style>
    <style:style style:name="P83" style:family="paragraph" style:parent-style-name="Text_20_body">
      <style:text-properties style:font-name="Helvetica" fo:font-size="14pt" officeooo:rsid="0096b2cd" officeooo:paragraph-rsid="0096b2cd" style:font-size-asian="14pt" style:font-size-complex="14pt"/>
    </style:style>
    <style:style style:name="P84" style:family="paragraph" style:parent-style-name="Text_20_body">
      <style:text-properties style:font-name="Helvetica" fo:font-size="14pt" officeooo:rsid="00a836bf" officeooo:paragraph-rsid="00a836bf" style:font-size-asian="14pt" style:font-size-complex="14pt"/>
    </style:style>
    <style:style style:name="P85" style:family="paragraph" style:parent-style-name="Text_20_body">
      <style:text-properties style:font-name="Helvetica" fo:font-size="14pt" style:text-underline-style="solid" style:text-underline-width="auto" style:text-underline-color="font-color" officeooo:rsid="00836806" officeooo:paragraph-rsid="008a114a" style:font-size-asian="14pt" style:font-size-complex="14pt"/>
    </style:style>
    <style:style style:name="P86" style:family="paragraph" style:parent-style-name="Text_20_body">
      <style:text-properties style:font-name="Helvetica" fo:font-size="14pt" style:text-underline-style="none" officeooo:rsid="00836806" officeooo:paragraph-rsid="008a114a" style:font-size-asian="14pt" style:font-size-complex="14pt"/>
    </style:style>
    <style:style style:name="P87" style:family="paragraph" style:parent-style-name="Text_20_body">
      <style:text-properties fo:color="#000000" style:text-outline="false" fo:letter-spacing="normal" officeooo:paragraph-rsid="008a114a" style:letter-kerning="false"/>
    </style:style>
    <style:style style:name="P88" style:family="paragraph" style:parent-style-name="Text_20_body">
      <style:text-properties fo:color="#000000" style:text-outline="false" style:font-name="Helvetica" fo:font-size="14pt" fo:letter-spacing="normal" officeooo:paragraph-rsid="008a114a" style:letter-kerning="false" style:font-size-asian="14pt" style:font-size-complex="14pt"/>
    </style:style>
    <style:style style:name="P89" style:family="paragraph" style:parent-style-name="Text_20_body">
      <style:text-properties officeooo:rsid="003c5b5d" officeooo:paragraph-rsid="008a114a"/>
    </style:style>
    <style:style style:name="P90" style:family="paragraph" style:parent-style-name="Text_20_body">
      <style:text-properties officeooo:paragraph-rsid="00756351"/>
    </style:style>
    <style:style style:name="P91" style:family="paragraph" style:parent-style-name="Text_20_body">
      <style:text-properties officeooo:paragraph-rsid="007761b3"/>
    </style:style>
    <style:style style:name="P92" style:family="paragraph" style:parent-style-name="Text_20_body">
      <style:text-properties officeooo:rsid="007761b3" officeooo:paragraph-rsid="007761b3"/>
    </style:style>
    <style:style style:name="P93" style:family="paragraph" style:parent-style-name="Text_20_body">
      <style:text-properties officeooo:paragraph-rsid="0078534f"/>
    </style:style>
    <style:style style:name="P94" style:family="paragraph" style:parent-style-name="Text_20_body">
      <style:text-properties officeooo:paragraph-rsid="007a58fd"/>
    </style:style>
    <style:style style:name="P95" style:family="paragraph" style:parent-style-name="Text_20_body" style:list-style-name="">
      <style:text-properties officeooo:rsid="007a58fd" officeooo:paragraph-rsid="007a58fd"/>
    </style:style>
    <style:style style:name="P96" style:family="paragraph" style:parent-style-name="Text_20_body">
      <style:text-properties officeooo:paragraph-rsid="007b2d16"/>
    </style:style>
    <style:style style:name="P97" style:family="paragraph" style:parent-style-name="Text_20_body">
      <style:text-properties officeooo:paragraph-rsid="007bf894"/>
    </style:style>
    <style:style style:name="P98" style:family="paragraph" style:parent-style-name="Text_20_body">
      <style:text-properties officeooo:paragraph-rsid="007d4926"/>
    </style:style>
    <style:style style:name="P99" style:family="paragraph" style:parent-style-name="Text_20_body">
      <style:text-properties officeooo:paragraph-rsid="00265a6d"/>
    </style:style>
    <style:style style:name="P100" style:family="paragraph" style:parent-style-name="Text_20_body">
      <style:text-properties officeooo:paragraph-rsid="007f97f9"/>
    </style:style>
    <style:style style:name="P101" style:family="paragraph" style:parent-style-name="Text_20_body">
      <style:text-properties officeooo:rsid="0020d262" officeooo:paragraph-rsid="007b2d16"/>
    </style:style>
    <style:style style:name="P102" style:family="paragraph" style:parent-style-name="Text_20_body">
      <style:text-properties officeooo:paragraph-rsid="0085d0db"/>
    </style:style>
    <style:style style:name="P103" style:family="paragraph" style:parent-style-name="Text_20_body">
      <style:text-properties officeooo:paragraph-rsid="0087b532"/>
    </style:style>
    <style:style style:name="P104" style:family="paragraph" style:parent-style-name="Text_20_body">
      <style:text-properties officeooo:paragraph-rsid="0087c87f"/>
    </style:style>
    <style:style style:name="P105" style:family="paragraph" style:parent-style-name="Text_20_body">
      <style:text-properties officeooo:paragraph-rsid="002c7565"/>
    </style:style>
    <style:style style:name="P106" style:family="paragraph" style:parent-style-name="Text_20_body">
      <style:text-properties officeooo:paragraph-rsid="008a114a"/>
    </style:style>
    <style:style style:name="P107" style:family="paragraph" style:parent-style-name="Text_20_body">
      <style:text-properties officeooo:rsid="008a114a" officeooo:paragraph-rsid="008a114a"/>
    </style:style>
    <style:style style:name="P108" style:family="paragraph" style:parent-style-name="Text_20_body">
      <style:text-properties officeooo:paragraph-rsid="008a48e4"/>
    </style:style>
    <style:style style:name="P109" style:family="paragraph" style:parent-style-name="Text_20_body">
      <style:text-properties officeooo:paragraph-rsid="009b1d79"/>
    </style:style>
    <style:style style:name="P110" style:family="paragraph" style:parent-style-name="Text_20_body">
      <style:text-properties officeooo:rsid="009c805e" officeooo:paragraph-rsid="009c805e"/>
    </style:style>
    <style:style style:name="P111" style:family="paragraph" style:parent-style-name="Text_20_body">
      <style:text-properties officeooo:paragraph-rsid="00a179e6"/>
    </style:style>
    <style:style style:name="P112" style:family="paragraph" style:parent-style-name="Heading_20_2">
      <style:paragraph-properties fo:break-before="page"/>
    </style:style>
    <style:style style:name="P113" style:family="paragraph" style:parent-style-name="Heading_20_3" style:list-style-name=""/>
    <style:style style:name="P114" style:family="paragraph" style:parent-style-name="Heading_20_3" style:list-style-name="">
      <style:text-properties officeooo:paragraph-rsid="00495a56"/>
    </style:style>
    <style:style style:name="P115" style:family="paragraph" style:parent-style-name="Heading_20_3" style:list-style-name="">
      <style:text-properties officeooo:paragraph-rsid="008a114a"/>
    </style:style>
    <style:style style:name="P116" style:family="paragraph" style:parent-style-name="Heading_20_3" style:list-style-name="">
      <style:text-properties fo:color="#000000" style:text-outline="false" fo:letter-spacing="normal" officeooo:paragraph-rsid="008a114a" style:letter-kerning="false"/>
    </style:style>
    <style:style style:name="P117" style:family="paragraph" style:parent-style-name="Heading_20_3">
      <style:text-properties officeooo:paragraph-rsid="00b545e7"/>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fo:color="#000000" style:text-outline="false" fo:letter-spacing="normal" officeooo:paragraph-rsid="008a114a" style:letter-kerning="false"/>
    </style:style>
    <style:style style:name="P120" style:family="paragraph" style:parent-style-name="Heading_20_3" style:list-style-name="">
      <style:paragraph-properties fo:break-before="page"/>
      <style:text-properties officeooo:rsid="007a58fd" officeooo:paragraph-rsid="007a58fd"/>
    </style:style>
    <style:style style:name="P121" style:family="paragraph" style:parent-style-name="Heading_20_3">
      <style:paragraph-properties fo:break-before="page"/>
      <style:text-properties style:font-name="Helvetica" fo:font-size="14pt" officeooo:rsid="0087b532" officeooo:paragraph-rsid="0087b532" style:font-size-asian="14pt" style:font-size-complex="14pt"/>
    </style:style>
    <style:style style:name="P122" style:family="paragraph" style:parent-style-name="Heading_20_3">
      <style:paragraph-properties fo:break-before="page"/>
      <style:text-properties officeooo:paragraph-rsid="008a114a"/>
    </style:style>
    <style:style style:name="P123" style:family="paragraph" style:parent-style-name="Heading_20_4">
      <style:text-properties fo:color="#000000" style:text-outline="false" fo:letter-spacing="normal" officeooo:paragraph-rsid="008a114a" style:letter-kerning="false"/>
    </style:style>
    <style:style style:name="P124" style:family="paragraph" style:parent-style-name="Heading_20_4">
      <style:text-properties officeooo:paragraph-rsid="007b2d16"/>
    </style:style>
    <style:style style:name="P125" style:family="paragraph" style:parent-style-name="Heading_20_4">
      <style:text-properties officeooo:paragraph-rsid="008a114a"/>
    </style:style>
    <style:style style:name="P126" style:family="paragraph" style:parent-style-name="Heading_20_4">
      <style:text-properties officeooo:paragraph-rsid="008d4d2d"/>
    </style:style>
    <style:style style:name="P127" style:family="paragraph" style:parent-style-name="Signature">
      <style:text-properties officeooo:rsid="00b8c28a"/>
    </style:style>
    <style:style style:name="P128" style:family="paragraph" style:parent-style-name="Signature">
      <style:paragraph-properties fo:break-before="page"/>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b6796"/>
    </style:style>
    <style:style style:name="T2" style:family="text">
      <style:text-properties officeooo:rsid="001ac463"/>
    </style:style>
    <style:style style:name="T3" style:family="text">
      <style:text-properties officeooo:rsid="001d0044"/>
    </style:style>
    <style:style style:name="T4" style:family="text">
      <style:text-properties officeooo:rsid="00223c93"/>
    </style:style>
    <style:style style:name="T5" style:family="text">
      <style:text-properties officeooo:rsid="0022b610"/>
    </style:style>
    <style:style style:name="T6" style:family="text">
      <style:text-properties fo:font-weight="bold" style:font-weight-asian="bold" style:font-weight-complex="bold"/>
    </style:style>
    <style:style style:name="T7" style:family="text">
      <style:text-properties fo:color="#000000" style:text-outline="false" fo:letter-spacing="normal" style:letter-kerning="false"/>
    </style:style>
    <style:style style:name="T8" style:family="text">
      <style:text-properties fo:color="#000000" style:text-outline="false" fo:letter-spacing="normal" officeooo:rsid="003c5b5d" style:letter-kerning="false"/>
    </style:style>
    <style:style style:name="T9" style:family="text">
      <style:text-properties fo:color="#000000" style:text-outline="false" fo:letter-spacing="normal" officeooo:rsid="00480b2f" style:letter-kerning="false"/>
    </style:style>
    <style:style style:name="T10" style:family="text">
      <style:text-properties fo:color="#000000" style:text-outline="false" fo:letter-spacing="normal" officeooo:rsid="0061a759" style:letter-kerning="false"/>
    </style:style>
    <style:style style:name="T11" style:family="text">
      <style:text-properties fo:color="#000000" style:text-outline="false" fo:letter-spacing="normal" officeooo:rsid="0071388f" style:letter-kerning="false"/>
    </style:style>
    <style:style style:name="T12" style:family="text">
      <style:text-properties fo:color="#000000" style:text-outline="false" fo:letter-spacing="normal" officeooo:rsid="0095780a" style:letter-kerning="false"/>
    </style:style>
    <style:style style:name="T13" style:family="text">
      <style:text-properties fo:color="#000000" style:text-outline="false" fo:letter-spacing="normal" officeooo:rsid="003152eb" style:letter-kerning="false"/>
    </style:style>
    <style:style style:name="T14" style:family="text">
      <style:text-properties fo:color="#000000" style:text-outline="false" fo:letter-spacing="normal" officeooo:rsid="00a6a8ad" style:letter-kerning="false"/>
    </style:style>
    <style:style style:name="T15" style:family="text">
      <style:text-properties fo:color="#000000" style:text-outline="false" fo:letter-spacing="normal" officeooo:rsid="00893fb8" style:letter-kerning="false"/>
    </style:style>
    <style:style style:name="T16" style:family="text">
      <style:text-properties fo:color="#000000" style:text-outline="false" fo:letter-spacing="normal" officeooo:rsid="00934493" style:letter-kerning="false"/>
    </style:style>
    <style:style style:name="T17" style:family="text">
      <style:text-properties fo:color="#000000" style:text-outline="false" fo:letter-spacing="normal" officeooo:rsid="00911e8b" style:letter-kerning="false"/>
    </style:style>
    <style:style style:name="T18" style:family="text">
      <style:text-properties fo:color="#000000" style:text-outline="false" fo:letter-spacing="normal" officeooo:rsid="00905716" style:letter-kerning="false"/>
    </style:style>
    <style:style style:name="T19" style:family="text">
      <style:text-properties fo:color="#000000" style:text-outline="false" style:font-name="Helvetica" fo:font-size="14pt" fo:letter-spacing="normal" officeooo:rsid="003152eb" style:letter-kerning="false" style:font-size-asian="14pt" style:font-size-complex="14pt"/>
    </style:style>
    <style:style style:name="T20" style:family="text">
      <style:text-properties fo:color="#000000" style:text-outline="false" style:font-name="Helvetica" fo:font-size="14pt" fo:letter-spacing="normal" officeooo:rsid="00a6a8ad" style:letter-kerning="false" style:font-size-asian="14pt" style:font-size-complex="14pt"/>
    </style:style>
    <style:style style:name="T21" style:family="text">
      <style:text-properties fo:color="#000000" style:font-name="Helvetica" fo:font-size="14pt" fo:font-style="normal" style:font-size-asian="14pt" style:font-style-asian="normal" style:font-style-complex="normal"/>
    </style:style>
    <style:style style:name="T22" style:family="text">
      <style:text-properties officeooo:rsid="0041b670"/>
    </style:style>
    <style:style style:name="T23" style:family="text">
      <style:text-properties officeooo:rsid="00480b2f"/>
    </style:style>
    <style:style style:name="T24" style:family="text">
      <style:text-properties style:font-name="Helvetica" fo:font-size="14pt" officeooo:rsid="002ab47a" style:font-size-asian="14pt" style:font-size-complex="14pt"/>
    </style:style>
    <style:style style:name="T25" style:family="text">
      <style:text-properties style:font-name="Helvetica" fo:font-size="14pt" officeooo:rsid="001d0044" style:font-size-asian="14pt" style:font-size-complex="14pt"/>
    </style:style>
    <style:style style:name="T26" style:family="text">
      <style:text-properties style:font-name="Helvetica" fo:font-size="14pt" officeooo:rsid="0020d262" style:font-size-asian="14pt" style:font-size-complex="14pt"/>
    </style:style>
    <style:style style:name="T27" style:family="text">
      <style:text-properties style:font-name="Helvetica" fo:font-size="14pt" officeooo:rsid="006f5189" style:font-size-asian="14pt" style:font-size-complex="14pt"/>
    </style:style>
    <style:style style:name="T28" style:family="text">
      <style:text-properties style:font-name="Helvetica" fo:font-size="14pt" officeooo:rsid="004fbf9f" style:font-size-asian="14pt" style:font-size-complex="14pt"/>
    </style:style>
    <style:style style:name="T29" style:family="text">
      <style:text-properties style:font-name="Helvetica" fo:font-size="14pt" officeooo:rsid="00848226" style:font-size-asian="14pt" style:font-size-complex="14pt"/>
    </style:style>
    <style:style style:name="T30" style:family="text">
      <style:text-properties style:font-name="Helvetica" fo:font-size="14pt" officeooo:rsid="00265a6d" style:font-size-asian="14pt" style:font-size-complex="14pt"/>
    </style:style>
    <style:style style:name="T31" style:family="text">
      <style:text-properties style:font-name="Helvetica" fo:font-size="14pt" officeooo:rsid="0085d0db" style:font-size-asian="14pt" style:font-size-complex="14pt"/>
    </style:style>
    <style:style style:name="T32" style:family="text">
      <style:text-properties style:font-name="Helvetica" fo:font-size="14pt" officeooo:rsid="006f70c5" style:font-size-asian="14pt" style:font-size-complex="14pt"/>
    </style:style>
    <style:style style:name="T33" style:family="text">
      <style:text-properties style:font-name="Helvetica" fo:font-size="14pt" officeooo:rsid="0087b532" style:font-size-asian="14pt" style:font-size-complex="14pt"/>
    </style:style>
    <style:style style:name="T34" style:family="text">
      <style:text-properties style:font-name="Helvetica" fo:font-size="14pt" officeooo:rsid="002c7565" style:font-size-asian="14pt" style:font-size-complex="14pt"/>
    </style:style>
    <style:style style:name="T35" style:family="text">
      <style:text-properties style:font-name="Helvetica" fo:font-size="14pt" officeooo:rsid="007d4926" style:font-size-asian="14pt" style:font-size-complex="14pt"/>
    </style:style>
    <style:style style:name="T36" style:family="text">
      <style:text-properties style:font-name="Helvetica" fo:font-size="14pt" officeooo:rsid="0091aa47" style:font-size-asian="14pt" style:font-size-complex="14pt"/>
    </style:style>
    <style:style style:name="T37" style:family="text">
      <style:text-properties style:font-name="Helvetica" fo:font-size="14pt" officeooo:rsid="0033223f" style:font-size-asian="14pt" style:font-size-complex="14pt"/>
    </style:style>
    <style:style style:name="T38" style:family="text">
      <style:text-properties officeooo:rsid="004b50ef"/>
    </style:style>
    <style:style style:name="T39" style:family="text">
      <style:text-properties officeooo:rsid="004d4ef6"/>
    </style:style>
    <style:style style:name="T40" style:family="text">
      <style:text-properties officeooo:rsid="004ede52"/>
    </style:style>
    <style:style style:name="T41" style:family="text">
      <style:text-properties officeooo:rsid="004fbf9f"/>
    </style:style>
    <style:style style:name="T42" style:family="text">
      <style:text-properties officeooo:rsid="0050d1c9"/>
    </style:style>
    <style:style style:name="T43" style:family="text">
      <style:text-properties officeooo:rsid="0051ceba"/>
    </style:style>
    <style:style style:name="T44" style:family="text">
      <style:text-properties officeooo:rsid="00521c0d"/>
    </style:style>
    <style:style style:name="T45" style:family="text">
      <style:text-properties officeooo:rsid="0053a06f"/>
    </style:style>
    <style:style style:name="T46" style:family="text">
      <style:text-properties officeooo:rsid="005488fe"/>
    </style:style>
    <style:style style:name="T47" style:family="text">
      <style:text-properties officeooo:rsid="0057922b"/>
    </style:style>
    <style:style style:name="T48" style:family="text">
      <style:text-properties officeooo:rsid="00265a6d" style:font-size-complex="14pt"/>
    </style:style>
    <style:style style:name="T49" style:family="text">
      <style:text-properties officeooo:rsid="0050d1c9" style:font-size-complex="14pt"/>
    </style:style>
    <style:style style:name="T50" style:family="text">
      <style:text-properties officeooo:rsid="002c7565" style:font-size-complex="14pt"/>
    </style:style>
    <style:style style:name="T51" style:family="text">
      <style:text-properties officeooo:rsid="0074bd83" style:font-size-complex="14pt"/>
    </style:style>
    <style:style style:name="T52" style:family="text">
      <style:text-properties officeooo:rsid="0044fb91" style:font-size-complex="14pt"/>
    </style:style>
    <style:style style:name="T53" style:family="text">
      <style:text-properties officeooo:rsid="005ae4ce"/>
    </style:style>
    <style:style style:name="T54" style:family="text">
      <style:text-properties officeooo:rsid="005c841d"/>
    </style:style>
    <style:style style:name="T55" style:family="text">
      <style:text-properties style:text-outline="false" fo:letter-spacing="normal" style:letter-kerning="false"/>
    </style:style>
    <style:style style:name="T56" style:family="text">
      <style:text-properties style:text-outline="false" fo:letter-spacing="normal" officeooo:rsid="00480b2f" style:letter-kerning="false"/>
    </style:style>
    <style:style style:name="T57" style:family="text">
      <style:text-properties style:text-outline="false" fo:letter-spacing="normal" officeooo:rsid="0074bd83" style:letter-kerning="false"/>
    </style:style>
    <style:style style:name="T58" style:family="text">
      <style:text-properties style:text-outline="false" fo:letter-spacing="normal" officeooo:rsid="0061a759" style:letter-kerning="false"/>
    </style:style>
    <style:style style:name="T59" style:family="text">
      <style:text-properties officeooo:rsid="00629bc1"/>
    </style:style>
    <style:style style:name="T60" style:family="text">
      <style:text-properties officeooo:rsid="00636bff"/>
    </style:style>
    <style:style style:name="T61" style:family="text">
      <style:text-properties officeooo:rsid="00663750"/>
    </style:style>
    <style:style style:name="T62" style:family="text">
      <style:text-properties officeooo:rsid="0067bcce"/>
    </style:style>
    <style:style style:name="T63" style:family="text">
      <style:text-properties officeooo:rsid="006a0924"/>
    </style:style>
    <style:style style:name="T64" style:family="text">
      <style:text-properties officeooo:rsid="006da4a3"/>
    </style:style>
    <style:style style:name="T65" style:family="text">
      <style:text-properties officeooo:rsid="006f5189"/>
    </style:style>
    <style:style style:name="T66" style:family="text">
      <style:text-properties officeooo:rsid="006f70c5"/>
    </style:style>
    <style:style style:name="T67" style:family="text">
      <style:text-properties officeooo:rsid="0071388f"/>
    </style:style>
    <style:style style:name="T68" style:family="text">
      <style:text-properties officeooo:rsid="00756351"/>
    </style:style>
    <style:style style:name="T69" style:family="text">
      <style:text-properties officeooo:rsid="007761b3"/>
    </style:style>
    <style:style style:name="T70" style:family="text">
      <style:text-properties officeooo:rsid="0078534f"/>
    </style:style>
    <style:style style:name="T71" style:family="text">
      <style:text-properties officeooo:rsid="0078700a"/>
    </style:style>
    <style:style style:name="T72" style:family="text">
      <style:text-properties officeooo:rsid="007b2d16"/>
    </style:style>
    <style:style style:name="T73" style:family="text">
      <style:text-properties officeooo:rsid="007bc57f"/>
    </style:style>
    <style:style style:name="T74" style:family="text">
      <style:text-properties officeooo:rsid="007bf894"/>
    </style:style>
    <style:style style:name="T75" style:family="text">
      <style:text-properties officeooo:rsid="007d4926"/>
    </style:style>
    <style:style style:name="T76" style:family="text">
      <style:text-properties officeooo:rsid="007f97f9"/>
    </style:style>
    <style:style style:name="T77" style:family="text">
      <style:text-properties officeooo:rsid="0082d47a"/>
    </style:style>
    <style:style style:name="T78" style:family="text">
      <style:text-properties officeooo:rsid="00858185"/>
    </style:style>
    <style:style style:name="T79" style:family="text">
      <style:text-properties officeooo:rsid="0085d0db"/>
    </style:style>
    <style:style style:name="T80" style:family="text">
      <style:text-properties officeooo:rsid="0087b532"/>
    </style:style>
    <style:style style:name="T81" style:family="text">
      <style:text-properties officeooo:rsid="0087c87f"/>
    </style:style>
    <style:style style:name="T82" style:family="text">
      <style:text-properties officeooo:rsid="00ada215"/>
    </style:style>
    <style:style style:name="T83" style:family="text">
      <style:text-properties officeooo:rsid="00aeccae"/>
    </style:style>
    <style:style style:name="T84" style:family="text">
      <style:text-properties officeooo:rsid="0074bd83"/>
    </style:style>
    <style:style style:name="T85" style:family="text">
      <style:text-properties officeooo:rsid="00893fb8"/>
    </style:style>
    <style:style style:name="T86" style:family="text">
      <style:text-properties officeooo:rsid="00b03a9d"/>
    </style:style>
    <style:style style:name="T87" style:family="text">
      <style:text-properties officeooo:rsid="00a96f12"/>
    </style:style>
    <style:style style:name="T88" style:family="text">
      <style:text-properties officeooo:rsid="00ab7ea7"/>
    </style:style>
    <style:style style:name="T89" style:family="text">
      <style:text-properties officeooo:rsid="00a75964"/>
    </style:style>
    <style:style style:name="T90" style:family="text">
      <style:text-properties officeooo:rsid="00a6a8ad"/>
    </style:style>
    <style:style style:name="T91" style:family="text">
      <style:text-properties fo:font-variant="normal" fo:text-transform="none" fo:color="#000000" style:font-name="Helvetica" fo:font-size="14pt" fo:letter-spacing="normal" fo:font-style="normal" fo:font-weight="normal" style:font-size-asian="14pt" style:font-size-complex="14pt"/>
    </style:style>
    <style:style style:name="T92" style:family="text">
      <style:text-properties fo:font-variant="normal" fo:text-transform="none" fo:color="#000000" style:font-name="Helvetica" fo:font-size="14pt" fo:letter-spacing="normal" fo:font-style="normal" fo:font-weight="normal" officeooo:rsid="009b1d79" style:font-size-asian="14pt" style:font-size-complex="14pt"/>
    </style:style>
    <style:style style:name="T93" style:family="text">
      <style:text-properties officeooo:rsid="00a3b8c3"/>
    </style:style>
    <style:style style:name="T94" style:family="text">
      <style:text-properties officeooo:rsid="00a0cf75"/>
    </style:style>
    <style:style style:name="T95" style:family="text">
      <style:text-properties officeooo:rsid="00975566"/>
    </style:style>
    <style:style style:name="T96" style:family="text">
      <style:text-properties officeooo:rsid="0097f05e"/>
    </style:style>
    <style:style style:name="T97" style:family="text">
      <style:text-properties officeooo:rsid="003152eb"/>
    </style:style>
    <style:style style:name="T98" style:family="text">
      <style:text-properties officeooo:rsid="009dc2bc"/>
    </style:style>
    <style:style style:name="T99" style:family="text">
      <style:text-properties officeooo:rsid="0095780a"/>
    </style:style>
    <style:style style:name="T100" style:family="text">
      <style:text-properties officeooo:rsid="00934493"/>
    </style:style>
    <style:style style:name="T101" style:family="text">
      <style:text-properties officeooo:rsid="00911e8b"/>
    </style:style>
    <style:style style:name="T102" style:family="text">
      <style:text-properties officeooo:rsid="00905716"/>
    </style:style>
    <style:style style:name="T103" style:family="text">
      <style:text-properties officeooo:rsid="008c25d2"/>
    </style:style>
    <style:style style:name="T104" style:family="text">
      <style:text-properties officeooo:rsid="008d5ae5"/>
    </style:style>
    <style:style style:name="T105" style:family="text">
      <style:text-properties officeooo:rsid="008bceeb"/>
    </style:style>
    <style:style style:name="T106" style:family="text">
      <style:text-properties officeooo:rsid="00886695"/>
    </style:style>
    <style:style style:name="T107" style:family="text">
      <style:text-properties officeooo:rsid="0086eceb"/>
    </style:style>
    <style:style style:name="T108" style:family="text">
      <style:text-properties officeooo:rsid="00857412"/>
    </style:style>
    <style:style style:name="T109" style:family="text">
      <style:text-properties officeooo:rsid="007fa6da"/>
    </style:style>
    <style:style style:name="T110" style:family="text">
      <style:text-properties officeooo:rsid="00817769"/>
    </style:style>
    <style:style style:name="T111" style:family="text">
      <style:text-properties officeooo:rsid="007cc3f6"/>
    </style:style>
    <style:style style:name="T112" style:family="text">
      <style:text-properties officeooo:rsid="007afb94"/>
    </style:style>
    <style:style style:name="T113" style:family="text">
      <style:text-properties officeooo:rsid="007bb59e"/>
    </style:style>
    <style:style style:name="T114" style:family="text">
      <style:text-properties officeooo:rsid="007df9e6"/>
    </style:style>
    <style:style style:name="T115" style:family="text">
      <style:text-properties officeooo:rsid="0078bf49"/>
    </style:style>
    <style:style style:name="T116" style:family="text">
      <style:text-properties officeooo:rsid="0076f944"/>
    </style:style>
    <style:style style:name="T117" style:family="text">
      <style:text-properties officeooo:rsid="0077bb2e"/>
    </style:style>
    <style:style style:name="T118" style:family="text">
      <style:text-properties officeooo:rsid="008a114a"/>
    </style:style>
    <style:style style:name="T119" style:family="text">
      <style:text-properties officeooo:rsid="008a48e4"/>
    </style:style>
    <style:style style:name="T120" style:family="text">
      <style:text-properties officeooo:rsid="008cf8e6"/>
    </style:style>
    <style:style style:name="T121" style:family="text">
      <style:text-properties officeooo:rsid="008f0643"/>
    </style:style>
    <style:style style:name="T122" style:family="text">
      <style:text-properties officeooo:rsid="0090c15c"/>
    </style:style>
    <style:style style:name="T123" style:family="text">
      <style:text-properties officeooo:rsid="0091aa47"/>
    </style:style>
    <style:style style:name="T124" style:family="text">
      <style:text-properties officeooo:rsid="0092177b"/>
    </style:style>
    <style:style style:name="T125" style:family="text">
      <style:text-properties officeooo:rsid="0093f13e"/>
    </style:style>
    <style:style style:name="T126" style:family="text">
      <style:text-properties officeooo:rsid="0099d20d"/>
    </style:style>
    <style:style style:name="T127" style:family="text">
      <style:text-properties officeooo:rsid="009c3235"/>
    </style:style>
    <style:style style:name="T128" style:family="text">
      <style:text-properties officeooo:rsid="009c805e"/>
    </style:style>
    <style:style style:name="T129" style:family="text">
      <style:text-properties officeooo:rsid="00a179e6"/>
    </style:style>
    <style:style style:name="T130" style:family="text">
      <style:text-properties officeooo:rsid="00a836bf"/>
    </style:style>
    <style:style style:name="T131" style:family="text">
      <style:text-properties officeooo:rsid="00adb707"/>
    </style:style>
    <style:style style:name="T132" style:family="text">
      <style:text-properties officeooo:rsid="00b8c28a"/>
    </style:style>
    <style:style style:name="T133" style:family="text">
      <style:text-properties officeooo:rsid="00ba85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width="17cm" svg:height="2.103cm" draw:z-index="0"><draw:image xlink:href="Pictures/100002010000041A0000008287360C7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29">CAHIER DES CHARG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Signature"/>
      <text:p text:style-name="Signature">D'AGOSTINO Romain</text:p>
      <text:p text:style-name="Signature">LUC Jofrey</text:p>
      <text:p text:style-name="Signature">MULHAUSER Rémy</text:p>
      <text:p text:style-name="Signature">WOLKOWICZ Michel</text:p>
      <text:p text:style-name="Signature"><text:soft-page-break/></text:p>
      <text:p text:style-name="P128"><text:s/></text:p>
      <text:h text:style-name="P112" text:outline-level="2">Termes spécifiques :</text:h>
      <text:p text:style-name="P127"/>
      <text:p text:style-name="Signature">- « <text:span text:style-name="T132">Page d'accueil » et « Bibliothèque » référent tous deux à la page principale de l'application, affichant les livres téléchargés, les propositions de lecture et certaines options.</text:span></text:p>
      <text:p text:style-name="Signature"/>
      <text:p text:style-name="Signature">- <text:span text:style-name="T133">Le format ePub est le format de publication électronique le plus utilisé.</text:span></text:p>
      <text:p text:style-name="Signature"/>
      <text:p text:style-name="Signature">- </text:p>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
      <text:p text:style-name="Signature"><text:soft-page-break/></text:p>
      <text:p text:style-name="Signature"/>
      <text:p text:style-name="Signature"/>
      <text:p text:style-name="Signature"/>
      <text:table-of-content text:style-name="Sect1" text:protected="true" text:name="Table of Contents1">
        <text:table-of-content-source text:outline-level="10">
          <text:index-title-template text:style-name="Contents_20_Heading">Liste des fonctionnalité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Liste des fonctionnalités</text:p>
          </text:index-title>
          <text:p text:style-name="P129"><text:a xlink:type="simple" xlink:href="#__RefHeading___Toc4371_1182045595" text:style-name="Index_20_Link" text:visited-style-name="Index_20_Link">Inscription<text:tab/>3</text:a></text:p>
          <text:p text:style-name="P129"><text:a xlink:type="simple" xlink:href="#__RefHeading__3477_1302887485" text:style-name="Index_20_Link" text:visited-style-name="Index_20_Link">Confirmation de l'inscription<text:tab/>6</text:a></text:p>
          <text:p text:style-name="P129"><text:a xlink:type="simple" xlink:href="#__RefHeading___Toc4373_1182045595" text:style-name="Index_20_Link" text:visited-style-name="Index_20_Link">Connexion avec Facebook ou Google+<text:tab/>7</text:a></text:p>
          <text:p text:style-name="P129"><text:a xlink:type="simple" xlink:href="#__RefHeading___Toc4375_1182045595" text:style-name="Index_20_Link" text:visited-style-name="Index_20_Link">Connexion<text:tab/>9</text:a></text:p>
          <text:p text:style-name="P129"><text:a xlink:type="simple" xlink:href="#__RefHeading__3479_1302887485" text:style-name="Index_20_Link" text:visited-style-name="Index_20_Link">Lier un compte Facebook/Google+<text:tab/>10</text:a></text:p>
          <text:p text:style-name="P129"><text:a xlink:type="simple" xlink:href="#__RefHeading__3483_1302887485" text:style-name="Index_20_Link" text:visited-style-name="Index_20_Link">Déconnexion<text:tab/>11</text:a></text:p>
          <text:p text:style-name="P129"><text:a xlink:type="simple" xlink:href="#__RefHeading__3485_1302887485" text:style-name="Index_20_Link" text:visited-style-name="Index_20_Link">Désinscription<text:tab/>12</text:a></text:p>
          <text:p text:style-name="P129"><text:a xlink:type="simple" xlink:href="#__RefHeading___Toc4381_1182045595" text:style-name="Index_20_Link" text:visited-style-name="Index_20_Link">Modifier son profil<text:tab/>14</text:a></text:p>
          <text:p text:style-name="P129"><text:a xlink:type="simple" xlink:href="#__RefHeading___Toc4383_1182045595" text:style-name="Index_20_Link" text:visited-style-name="Index_20_Link">Consulter l’aide<text:tab/>16</text:a></text:p>
          <text:p text:style-name="P129"><text:a xlink:type="simple" xlink:href="#__RefHeading___Toc4385_1182045595" text:style-name="Index_20_Link" text:visited-style-name="Index_20_Link">Consulter les conditions d'utilisation<text:tab/>17</text:a></text:p>
          <text:p text:style-name="P129"><text:a xlink:type="simple" xlink:href="#__RefHeading___Toc4387_1182045595" text:style-name="Index_20_Link" text:visited-style-name="Index_20_Link">Importer un ePub personnel<text:tab/>18</text:a></text:p>
          <text:p text:style-name="P129"><text:a xlink:type="simple" xlink:href="#__RefHeading___Toc4389_1182045595" text:style-name="Index_20_Link" text:visited-style-name="Index_20_Link">Rechercher un ePub libre<text:tab/>20</text:a></text:p>
          <text:p text:style-name="P129"><text:a xlink:type="simple" xlink:href="#__RefHeading__7535_1302887485" text:style-name="Index_20_Link" text:visited-style-name="Index_20_Link">Ajouter un ePub libre à sa bibliothèque<text:tab/>22</text:a></text:p>
          <text:p text:style-name="P129"><text:a xlink:type="simple" xlink:href="#__RefHeading__7537_1302887485" text:style-name="Index_20_Link" text:visited-style-name="Index_20_Link">Consulter sa bibliothèque<text:tab/>23</text:a></text:p>
          <text:p text:style-name="P129"><text:a xlink:type="simple" xlink:href="#__RefHeading__7539_1302887485" text:style-name="Index_20_Link" text:visited-style-name="Index_20_Link">Consulter les informations d'un ePub<text:tab/>24</text:a></text:p>
          <text:p text:style-name="P129"><text:a xlink:type="simple" xlink:href="#__RefHeading___Toc4397_1182045595" text:style-name="Index_20_Link" text:visited-style-name="Index_20_Link">Commenter / Noter<text:tab/>25</text:a></text:p>
          <text:p text:style-name="P129"><text:a xlink:type="simple" xlink:href="#__RefHeading___Toc4399_1182045595" text:style-name="Index_20_Link" text:visited-style-name="Index_20_Link">Supprimer un ePub libre<text:tab/>26</text:a></text:p>
          <text:p text:style-name="P129"><text:a xlink:type="simple" xlink:href="#__RefHeading___Toc4401_1182045595" text:style-name="Index_20_Link" text:visited-style-name="Index_20_Link">Trier sa bibliothèque<text:tab/>27</text:a></text:p>
          <text:p text:style-name="P129"><text:a xlink:type="simple" xlink:href="#__RefHeading___Toc4403_1182045595" text:style-name="Index_20_Link" text:visited-style-name="Index_20_Link">/Lancer le mode lecture<text:tab/>28</text:a></text:p>
          <text:p text:style-name="P129"><text:a xlink:type="simple" xlink:href="#__RefHeading___Toc4407_1182045595" text:style-name="Index_20_Link" text:visited-style-name="Index_20_Link">Rechercher un ePub dans sa bibliothèque<text:tab/>30</text:a></text:p>
          <text:p text:style-name="P129"><text:a xlink:type="simple" xlink:href="#__RefHeading___Toc4409_1182045595" text:style-name="Index_20_Link" text:visited-style-name="Index_20_Link">Consulter plus de propositions:<text:tab/>31</text:a></text:p>
          <text:p text:style-name="P129"><text:a xlink:type="simple" xlink:href="#__RefHeading___Toc4411_1182045595" text:style-name="Index_20_Link" text:visited-style-name="Index_20_Link">Tourner une page<text:tab/>33</text:a></text:p>
          <text:p text:style-name="P129"><text:a xlink:type="simple" xlink:href="#__RefHeading___Toc4413_1182045595" text:style-name="Index_20_Link" text:visited-style-name="Index_20_Link">Accéder à une page donnée<text:tab/>34</text:a></text:p>
          <text:p text:style-name="P129"><text:a xlink:type="simple" xlink:href="#__RefHeading___Toc4415_1182045595" text:style-name="Index_20_Link" text:visited-style-name="Index_20_Link">Accéder à la première page<text:tab/>35</text:a></text:p>
          <text:p text:style-name="P129"><text:a xlink:type="simple" xlink:href="#__RefHeading___Toc4417_1182045595" text:style-name="Index_20_Link" text:visited-style-name="Index_20_Link">Accéder à la dernière page<text:tab/>36</text:a></text:p>
          <text:p text:style-name="P129"><text:a xlink:type="simple" xlink:href="#__RefHeading___Toc4419_1182045595" text:style-name="Index_20_Link" text:visited-style-name="Index_20_Link">Créer un signet<text:tab/>38</text:a></text:p>
          <text:p text:style-name="P129"><text:a xlink:type="simple" xlink:href="#__RefHeading___Toc4421_1182045595" text:style-name="Index_20_Link" text:visited-style-name="Index_20_Link">Créer une note<text:tab/>39</text:a></text:p>
          <text:p text:style-name="P129"><text:a xlink:type="simple" xlink:href="#__RefHeading___Toc4423_1182045595" text:style-name="Index_20_Link" text:visited-style-name="Index_20_Link">Accéder à un signet<text:tab/>40</text:a></text:p>
          <text:p text:style-name="P129"><text:a xlink:type="simple" xlink:href="#__RefHeading___Toc4425_1182045595" text:style-name="Index_20_Link" text:visited-style-name="Index_20_Link">Rechercher dans l'ePub<text:tab/>41</text:a></text:p>
          <text:p text:style-name="P129"><text:a xlink:type="simple" xlink:href="#__RefHeading___Toc4427_1182045595" text:style-name="Index_20_Link" text:visited-style-name="Index_20_Link">Synchroniser ses notes / signets<text:tab/>43</text:a></text:p>
          <text:p text:style-name="P129"><text:a xlink:type="simple" xlink:href="#__RefHeading___Toc4429_1182045595" text:style-name="Index_20_Link" text:visited-style-name="Index_20_Link">Bannir un compte<text:tab/>44</text:a></text:p>
          <text:p text:style-name="P129"><text:a xlink:type="simple" xlink:href="#__RefHeading___Toc4431_1182045595" text:style-name="Index_20_Link" text:visited-style-name="Index_20_Link">Surligner<text:tab/>45</text:a></text:p>
          <text:p text:style-name="P129"><text:a xlink:type="simple" xlink:href="#__RefHeading___Toc4433_1182045595" text:style-name="Index_20_Link" text:visited-style-name="Index_20_Link">Recherche la définition d’un mot ou d’une expression<text:tab/>46</text:a></text:p>
          <text:p text:style-name="P129"><text:a xlink:type="simple" xlink:href="#__RefHeading___Toc4437_1182045595" text:style-name="Index_20_Link" text:visited-style-name="Index_20_Link">Modérer une évaluation<text:tab/>48</text:a></text:p>
          <text:p text:style-name="P129"><text:a xlink:type="simple" xlink:href="#__RefHeading__7662_1302887485" text:style-name="Index_20_Link" text:visited-style-name="Index_20_Link">Changer les paramètres d'affichage<text:tab/>50</text:a></text:p>
          <text:p text:style-name="P129"><text:a xlink:type="simple" xlink:href="#__RefHeading__7664_1302887485" text:style-name="Index_20_Link" text:visited-style-name="Index_20_Link">Signaler une évaluation ou un utilisateur<text:tab/>51</text:a></text:p>
        </text:index-body>
      </text:table-of-content>
      <text:h text:style-name="P113" text:outline-level="3"/>
      <text:h text:style-name="P118" text:outline-level="3"><text:bookmark-start text:name="__RefHeading___Toc4371_1182045595"/>Inscription<text:bookmark-end text:name="__RefHeading___Toc4371_1182045595"/></text:h>
      <text:p text:style-name="P2"/>
      <text:p text:style-name="Text_20_body"><text:span text:style-name="resumeTest">Résumé :</text:span> Permet à un utilisateur de créer un profil, en renseignant un certain nombre d'informations personnelles, ainsi qu'un <text:span text:style-name="T1">pseudonyme et un </text:span>mot de passe, <text:span text:style-name="T2">afin de pouvoir </text:span>accéder à l'application.</text:p>
      <text:p text:style-name="Text_20_body"><text:span text:style-name="resumeTest">Création :</text:span> 19/04/2016</text:p>
      <text:p text:style-name="Text_20_body"><text:span text:style-name="resumeTest">Dernière modification :</text:span> <text:span text:style-name="T68">22</text:span>/04/2016</text:p>
      <text:p text:style-name="Text_20_body"><text:span text:style-name="resumeTest">Version : </text:span><text:span text:style-name="T23">1.1</text:span></text:p>
      <text:p text:style-name="Text_20_body"><text:span text:style-name="resumeTest">Acteurs concernés :</text:span> Utilisateu<text:span text:style-name="T68">rs, Application</text:span></text:p>
      <text:p text:style-name="P90"><text:span text:style-name="resumeTest"><text:span text:style-name="T68">Préconditions : </text:span></text:span><text:span text:style-name="T68">L'utilisateur n'est pas connecté</text:span></text:p>
      <text:p text:style-name="P91"><text:span text:style-name="resumeTest"><text:span text:style-name="T68">Postconditions : </text:span></text:span><text:span text:style-name="T68">L'utilisateur n'est pas connecté mais un compte inactif a été créé</text:span></text:p>
      <text:p text:style-name="P39"/>
      <text:p text:style-name="Heading_20_4">Scénario nominal :</text:p>
      <text:p text:style-name="P3"><text:span text:style-name="T69"><text:tab/>1</text:span>. L'utilisateur accède à la page de création de compte</text:p>
      <text:p text:style-name="P3"><text:tab/><text:span text:style-name="T69">2. L'application renvoie le formulaire d'inscription</text:span></text:p>
      <text:p text:style-name="P3"><text:tab/>3. L'utilisateur remplit les champs de création de compte et valide son inscription</text:p>
      <text:p text:style-name="P3"><text:tab/>4. L'application vérifie la conformité des informations fournies</text:p>
      <text:p text:style-name="P3"><text:tab/>5. L'application envoie un mail de confirmation à l'adresse fournie et l'indique à l'utilisateur <text:span text:style-name="T3">en lui proposant de renvoyer à nouveau le mail</text:span></text:p>
      <text:p text:style-name="P3"/>
      <text:p text:style-name="Heading_20_4">Scénarios alternatifs :</text:p>
      <text:p text:style-name="P3"><text:span text:style-name="T1">4</text:span>a : <text:span text:style-name="T1">Champ(s)</text:span> <text:span text:style-name="T1">in</text:span>valide<text:span text:style-name="T1">(s)</text:span></text:p>
      <text:p text:style-name="P3"><text:tab/>1. L'application notifie l'utilisateur qu'un champ <text:span text:style-name="T1">n'est pas correctement rempli et réaffiche la page en indiquant les problèmes</text:span></text:p>
      <text:p text:style-name="P5"><text:soft-page-break/><text:tab/>2. L'utilisateur reprend au point 3</text:p>
      <text:p text:style-name="P3"/>
      <text:p text:style-name="P5">4b : Conditions d'utilisation non acceptées</text:p>
      <text:p text:style-name="P5"><text:tab/>1. L'application notifie l'utilisateur qu'il doit accepter les conditions d'utilisation / la politique de confidentialité et réaffiche la page</text:p>
      <text:p text:style-name="P5"><text:tab/>2. L'utilisateur reprend au point 3</text:p>
      <text:p text:style-name="P5"/>
      <text:p text:style-name="P5">4c : Mot de passe trop court</text:p>
      <text:p text:style-name="P5"><text:tab/>1. L'application notifie l'utilisateur que le mot de passe qu'il a indiqué est trop court et réaffiche la page</text:p>
      <text:p text:style-name="P5"><text:tab/>2. L'utilisateur reprend au point 3</text:p>
      <text:p text:style-name="P5"/>
      <text:p text:style-name="P5">4d : Pseudonyme / Adresse mail déjà utilisée</text:p>
      <text:p text:style-name="P5"><text:tab/>1. L'application notifie l'utilisateur que l<text:span text:style-name="T3">'adresse mail et/ou le pseudonyme choisi est déjà utilisé et réaffiche la page</text:span></text:p>
      <text:p text:style-name="P6"><text:tab/>2. L'utilisateur reprend au point 3</text:p>
      <text:p text:style-name="P6"><text:s/></text:p>
      <text:p text:style-name="P6">5a : Mail non reçu</text:p>
      <text:p text:style-name="P6"><text:tab/>1. L'utilisateur n'a pas reçu le mail de confirmation et demande a l'application de le lui renvoyer</text:p>
      <text:p text:style-name="P6"><text:tab/>2. L'application envoie un nouveau mail de confirmation</text:p>
      <text:p text:style-name="P91"><text:span text:style-name="T25">3. L'utilisateur reprend au point 5</text:span></text:p>
      <text:h text:style-name="P118" text:outline-level="3"><text:bookmark-start text:name="__RefHeading__3477_1302887485"/>Confirmation de l'inscription<text:bookmark-end text:name="__RefHeading__3477_1302887485"/></text:h>
      <text:p text:style-name="P4"/>
      <text:p text:style-name="P91"><text:span text:style-name="resumeTest">Résumé :</text:span> <text:span text:style-name="T69">L'utilisateur confirme l'inscription qu'il a commencée précédemment <text:s/>en accédant à un lien dans un mail de confirmation.</text:span></text:p>
      <text:p text:style-name="P91"><text:span text:style-name="resumeTest">Création :</text:span> <text:span text:style-name="T69">22</text:span>/04/2016</text:p>
      <text:p text:style-name="P91"><text:span text:style-name="resumeTest">Dernière modification :</text:span> <text:span text:style-name="T68">22</text:span>/04/2016</text:p>
      <text:p text:style-name="P91"><text:span text:style-name="resumeTest">Version : </text:span><text:span text:style-name="T23">1.0</text:span></text:p>
      <text:p text:style-name="P91"><text:span text:style-name="resumeTest">Acteurs concernés :</text:span> Utilisateu<text:span text:style-name="T68">rs, Application, Messagerie</text:span></text:p>
      <text:p text:style-name="P93"><text:span text:style-name="resumeTest"><text:span text:style-name="T68">Préconditions : </text:span></text:span><text:span text:style-name="T68">Le compte de l'utilisateur n'est pas activé</text:span></text:p>
      <text:p text:style-name="P91"><text:span text:style-name="resumeTest"><text:span text:style-name="T68">Postconditions : </text:span></text:span><text:span text:style-name="T68">L'utilisateur est connecté et sur la page d’accueil</text:span></text:p>
      <text:p text:style-name="P91"/>
      <text:p text:style-name="Heading_20_4">Scénario nominal :</text:p>
      <text:p text:style-name="P92"><text:tab/>1. L'utilisateur accède au lien qui lui a précédemment été envoyé par email</text:p>
      <text:p text:style-name="P39"><text:tab/><text:span text:style-name="T69">2. L'application active le compte de l'utilisateur et le notifie du succès de l'activation</text:span></text:p>
      <text:p text:style-name="P4"><text:span text:style-name="T69"><text:tab/>3. L'application redirige automatiquement l'utilisateur sur la page d'accueil après quelques secondes</text:span></text:p>
      <text:p text:style-name="P4"/>
      <text:p text:style-name="Heading_20_4">Scénarios alternatifs :</text:p>
      <text:p text:style-name="P40">2a : Lien périmé</text:p>
      <text:p text:style-name="P40"><text:tab/>1. L'application notifie l'utilisateur que le lien qu'il a suivi n'est plus valide</text:p>
      <text:h text:style-name="P113" text:outline-level="3"/>
      <text:h text:style-name="P118" text:outline-level="3"><text:bookmark-start text:name="__RefHeading___Toc4373_1182045595"/>Connexion avec Facebook ou Google+<text:bookmark-end text:name="__RefHeading___Toc4373_1182045595"/></text:h>
      <text:p text:style-name="P7"/>
      <text:p text:style-name="P7"><text:span text:style-name="resumeTest">Résumé :</text:span> L'utilisateur ne possède pas de compte propre au site (ou à l'application), mais en revanche possède un compte Facebook ou Google+, il peut de surcroît se connecter directement en cliquant sur le bouton '<text:span text:style-name="T67">S</text:span>e connecter via Facebook' ou sur le bouton 'Se connecter via Google+' et ainsi accéder à toutes les <text:span text:style-name="T23">fonctionnalités</text:span> de l'application (ou site web).</text:p>
      <text:p text:style-name="P7"><text:span text:style-name="resumeTest">Date de création : </text:span>19/04/2016</text:p>
      <text:p text:style-name="P7"><text:span text:style-name="resumeTest"><text:span text:style-name="T39">Dernière modification </text:span></text:span><text:span text:style-name="resumeTest">: </text:span><text:span text:style-name="T70">22</text:span>/04/2016</text:p>
      <text:p text:style-name="P7"><text:span text:style-name="resumeTest">Version : </text:span>1.<text:span text:style-name="T70">1</text:span></text:p>
      <text:p text:style-name="P7"><text:span text:style-name="resumeTest">Acteurs </text:span><text:span text:style-name="resumeTest"><text:span text:style-name="T39">concernés </text:span></text:span><text:span text:style-name="resumeTest">: </text:span>Utilisateur<text:span text:style-name="T70">s, Application, Facebook/Google+</text:span></text:p>
      <text:p text:style-name="P93"><text:span text:style-name="resumeTest"><text:span text:style-name="T68">Préconditions : </text:span></text:span><text:span text:style-name="T70">L'utilisateur n'est pas connecté</text:span></text:p>
      <text:p text:style-name="P93"><text:span text:style-name="resumeTest"><text:span text:style-name="T68">Postconditions : </text:span></text:span><text:span text:style-name="T68">L'utilisateur est connecté et sur la page d’accueil</text:span></text:p>
      <text:p text:style-name="P7"/>
      <text:p text:style-name="Heading_20_4">Scénario nominal :</text:p>
      <text:p text:style-name="P7"><text:tab/>1. L'utilisateur non enregistré <text:span text:style-name="T23">apparaît</text:span> sur la page d'accueil des connexions</text:p>
      <text:p text:style-name="P7"><text:tab/>2. Il <text:span text:style-name="T23">sélectionne</text:span> '<text:span text:style-name="T67">S</text:span>e connecter via Facebook' ou 'Se connecter via Google+' en cliquant sur les boutons associés</text:p>
      <text:p text:style-name="P7"><text:tab/>3. Si l'utilisateur ne possède pas de compte propre au site , alors lors de sa première connexion (via les réseaux sociaux) un compte avec ses informations (mêmes que Facebook par défaut) sera créé</text:p>
      <text:p text:style-name="P7"><text:tab/>4. La connexion <text:span text:style-name="T23">s'effectue</text:span>, et l'utilisateur est redirigé vers la page d'accueil</text:p>
      <text:p text:style-name="P7"/>
      <text:p text:style-name="Heading_20_4">S<text:span text:style-name="T23">cénarios alternatifs :</text:span> </text:p>
      <text:p text:style-name="P11">2a : P<text:span text:style-name="T41">as de compte Facebook</text:span></text:p>
      <text:p text:style-name="P11"><text:soft-page-break/><text:tab/><text:span text:style-name="T41">1. </text:span>L'utilisateur tente de se connecter via Facebook ou Google+ mais il ne possède pas de compte sur ces réseaux sociaux. Il n'est pas redirigé vers l'accueil, un message d'erreur signalant le problème appara<text:span text:style-name="T71">î</text:span>t</text:p>
      <text:p text:style-name="P11">2b : <text:s/><text:span text:style-name="T65">Champ incomplet</text:span></text:p>
      <text:p text:style-name="P11"><text:span text:style-name="T41"><text:tab/>1. </text:span>L'utilisateur tente de connecter via Facebook ou Google+ mais il <text:span text:style-name="T65">a</text:span> omis de remplir un champs du formulaire de connexion, l'erreur lui est signalée. Il n'est pas redirigé vers l'accueil</text:p>
      <text:p text:style-name="P11"/>
      <text:p text:style-name="P11">2c : <text:span text:style-name="T65">Informations invalides</text:span></text:p>
      <text:p text:style-name="P11"><text:span text:style-name="T41"><text:tab/>1. </text:span>L'utilisateur tente de connecter via Facebook ou Google+ mais les informations qu'il <text:span text:style-name="T65">a </text:span>rempli<text:span text:style-name="T65">es</text:span> ne sont pas valides, l'erreur (les erreurs) lui est (sont) signalée(s).Il n'est pas redirigé vers l'accueil.</text:p>
      <text:p text:style-name="P11"/>
      <text:p text:style-name="P11"/>
      <text:h text:style-name="P118" text:outline-level="3"><text:bookmark-start text:name="__RefHeading___Toc4375_1182045595"/><text:span text:style-name="T6">Connexion</text:span> <text:bookmark-end text:name="__RefHeading___Toc4375_1182045595"/></text:h>
      <text:p text:style-name="P15"/>
      <text:p text:style-name="P15"><text:span text:style-name="resumeTest">Résumé :</text:span> L'utilisateur possédant un compte sur l<text:span text:style-name="T70">'</text:span>application peut se connecter en entrant ses informations de connexion.</text:p>
      <text:p text:style-name="P8"><text:span text:style-name="resumeTest">Date de création : </text:span><text:span text:style-name="T70">19</text:span>/04/2016</text:p>
      <text:p text:style-name="P8"><text:span text:style-name="resumeTest"><text:span text:style-name="T39">Dernière modification </text:span></text:span><text:span text:style-name="resumeTest">: </text:span><text:span text:style-name="T70">22</text:span>/04/2016</text:p>
      <text:p text:style-name="P8"><text:span text:style-name="resumeTest">Version : </text:span>1.<text:span text:style-name="T70">1</text:span></text:p>
      <text:p text:style-name="P15"><text:span text:style-name="resumeTest">Acteurs </text:span><text:span text:style-name="resumeTest"><text:span text:style-name="T40">concernés :</text:span></text:span><text:span text:style-name="resumeTest"> </text:span>Utilisateur<text:span text:style-name="T70">s, Application</text:span></text:p>
      <text:p text:style-name="P93"><text:span text:style-name="resumeTest"><text:span text:style-name="T68">Préconditions : </text:span></text:span><text:span text:style-name="T71">L'utilisateur n'est pas connecté</text:span></text:p>
      <text:p text:style-name="P93"><text:span text:style-name="resumeTest"><text:span text:style-name="T68">Postconditions : </text:span></text:span><text:span text:style-name="T68">L'utilisateur est connecté et sur la page qu'il consultait précédemment</text:span></text:p>
      <text:p text:style-name="P15"/>
      <text:p text:style-name="Heading_20_4">S<text:span text:style-name="T23">cénario nominal </text:span>:</text:p>
      <text:p text:style-name="P15"><text:tab/>1. L'utilisateur <text:span text:style-name="T71">accède à la page des connexions</text:span></text:p>
      <text:p text:style-name="P15"><text:tab/><text:span text:style-name="T71">2. L'application renvoie le formulaire de connexion</text:span></text:p>
      <text:p text:style-name="P15"><text:tab/>3. <text:span text:style-name="T4">Il rentre les informations relatives à son compte</text:span></text:p>
      <text:p text:style-name="P15"><text:tab/>4. <text:span text:style-name="T120">Il est redirigé vers la page consultée précédemment</text:span></text:p>
      <text:p text:style-name="P15"/>
      <text:p text:style-name="Heading_20_4"><text:span text:style-name="T23">Scénarios alternatifs </text:span>:</text:p>
      <text:p text:style-name="P16"><text:span text:style-name="T5">3</text:span>a : <text:span text:style-name="T41">Informations invalides</text:span></text:p>
      <text:p text:style-name="P16"><text:span text:style-name="T41"><text:tab/>1. </text:span>L'utilisateur tente de se connecter <text:span text:style-name="T5">mais les informations rentrées ne sont pas pas valides, une message d'erreur apparaît et le lui signale</text:span></text:p>
      <text:p text:style-name="P94"><text:span text:style-name="T26"><text:tab/></text:span><text:span text:style-name="T27">2. L'utilisateur reprend au point 3</text:span></text:p>
      <text:h text:style-name="P120" text:outline-level="3"><text:bookmark-start text:name="__RefHeading__3479_1302887485"/>Lier un compte Facebook/Google+<text:bookmark-end text:name="__RefHeading__3479_1302887485"/></text:h>
      <text:h text:style-name="P95" text:outline-level="3"/>
      <text:p text:style-name="P45"><text:span text:style-name="resumeTest">Résumé :</text:span> <text:span text:style-name="T72">Un </text:span>utilisa<text:span text:style-name="T72">teur possédant un compte classique peut décider de le lier à son compte Facebook ou G+, afin de pouvoir s'y connecter en un clic. <text:s/></text:span></text:p>
      <text:p text:style-name="P42"><text:span text:style-name="resumeTest">Date de création : </text:span><text:span text:style-name="T70">22</text:span>/04/2016</text:p>
      <text:p text:style-name="P42"><text:span text:style-name="resumeTest"><text:span text:style-name="T39">Dernière modification </text:span></text:span><text:span text:style-name="resumeTest">: </text:span><text:span text:style-name="T70">22</text:span>/04/2016</text:p>
      <text:p text:style-name="P42"><text:span text:style-name="resumeTest">Version : </text:span>1.<text:span text:style-name="T72">0</text:span></text:p>
      <text:p text:style-name="P45"><text:span text:style-name="resumeTest">Acteurs </text:span><text:span text:style-name="resumeTest"><text:span text:style-name="T40">concernés :</text:span></text:span><text:span text:style-name="resumeTest"> </text:span>Utilisateur<text:span text:style-name="T70">s, Application, Facebook / G+</text:span></text:p>
      <text:p text:style-name="P96"><text:span text:style-name="resumeTest"><text:span text:style-name="T68">Préconditions : </text:span></text:span><text:span text:style-name="T71">L'utilisateur est connecté et sur sa page de profil</text:span></text:p>
      <text:p text:style-name="P96"><text:span text:style-name="resumeTest"><text:span text:style-name="T68">Postconditions : </text:span></text:span><text:span text:style-name="T68">L'utilisateur est connecté et sur sa page de profil, et son compte est désormais lié</text:span></text:p>
      <text:p text:style-name="P45"/>
      <text:p text:style-name="P124">S<text:span text:style-name="T23">cénario nominal </text:span>:</text:p>
      <text:p text:style-name="P45"><text:tab/>1. L'utilisateur <text:span text:style-name="T73">demande à lier son compte à un compte Facebook / G+</text:span></text:p>
      <text:p text:style-name="P45"><text:span text:style-name="T73"><text:tab/>2. L'application communique avec Facebook / G+ afin de lier le compte</text:span></text:p>
      <text:p text:style-name="P45"><text:span text:style-name="T73"><text:tab/>3. Facebook / G+ confirme la liaison du compte</text:span></text:p>
      <text:p text:style-name="P45"><text:tab/><text:span text:style-name="T73">4. L'application notifie l'utilisateur du succès de l'opération et le redirige sur sa page de profil</text:span></text:p>
      <text:p text:style-name="P45"/>
      <text:p text:style-name="P124"><text:span text:style-name="T23">Scénarios alternatifs </text:span>:</text:p>
      <text:p text:style-name="P45"><text:span text:style-name="T5">3</text:span>a : <text:span text:style-name="T73">Facebook/ G+ ne confirme pas</text:span></text:p>
      <text:p text:style-name="P101"><text:span text:style-name="T28"><text:tab/>1. Facebook / G+ n'autorise pas la liaison du compte</text:span></text:p>
      <text:p text:style-name="P101"><text:span text:style-name="T28"><text:tab/></text:span><text:span text:style-name="T29">2. L'application en notifie l'utilisateur et le redirige sur sa page de profil</text:span></text:p>
      <text:h text:style-name="P118" text:outline-level="3"><text:bookmark-start text:name="__RefHeading__3483_1302887485"/>Déconnexion<text:bookmark-end text:name="__RefHeading__3483_1302887485"/></text:h>
      <text:p text:style-name="P17"/>
      <text:p text:style-name="P17"><text:span text:style-name="resumeTest">Résumé :</text:span> Permet à l'utilisateur de se déconnecter et renvoie l'util<text:span text:style-name="T40">i</text:span>sateur sur la page <text:span text:style-name="T40">d'accueil.</text:span></text:p>
      <text:p text:style-name="P9"><text:span text:style-name="resumeTest">Date de création : </text:span>19/04/2016</text:p>
      <text:p text:style-name="P9"><text:span text:style-name="resumeTest"><text:span text:style-name="T39">Dernière modification </text:span></text:span><text:span text:style-name="resumeTest">: </text:span><text:span text:style-name="T74">22</text:span>/04/2016</text:p>
      <text:p text:style-name="P9"><text:span text:style-name="resumeTest">Version : </text:span>1.<text:span text:style-name="T74">1</text:span></text:p>
      <text:p text:style-name="P17"><text:span text:style-name="resumeTest">Acteurs </text:span><text:span text:style-name="resumeTest"><text:span text:style-name="T40">concernés </text:span></text:span><text:span text:style-name="resumeTest">: </text:span>Utilisateurs, <text:span text:style-name="T75">Application</text:span></text:p>
      <text:p text:style-name="P97"><text:span text:style-name="resumeTest"><text:span text:style-name="T68">Préconditions : </text:span></text:span><text:span text:style-name="T71">L'utilisateur est connecté</text:span></text:p>
      <text:p text:style-name="P97"><text:span text:style-name="resumeTest"><text:span text:style-name="T68">Postconditions : </text:span></text:span><text:span text:style-name="T68">L'utilisateur est déconnecté et sur la page d'accueil</text:span></text:p>
      <text:p text:style-name="P46"/>
      <text:p text:style-name="Heading_20_4">Scénario nominal : </text:p>
      <text:p text:style-name="P17"><text:tab/>1. L'utilisateur lance la déconnexion</text:p>
      <text:p text:style-name="P17"><text:tab/>2. L'application renvoie l'utilisateur sur la page <text:span text:style-name="T23">d'accueil</text:span> avec un message indiquant le succès de la déconnexion</text:p>
      <text:p text:style-name="P97"><text:span text:style-name="T26"><text:tab/></text:span></text:p>
      <text:h text:style-name="P118" text:outline-level="3"><text:bookmark-start text:name="__RefHeading__3485_1302887485"/>Désinscription<text:bookmark-end text:name="__RefHeading__3485_1302887485"/></text:h>
      <text:p text:style-name="P18"/>
      <text:p text:style-name="P18"><text:span text:style-name="resumeTest">Résumé :</text:span> Permet à un utilisateur de supprimer son profil en accédant, une fois connecté, à son profil et en saisissant son mot de passe afin de confirmer la désinscription. Une fois la désinscription faite, il ne pourra plus se connecter et toutes les données de son ancien profil seront supprimées.</text:p>
      <text:p text:style-name="P10"><text:span text:style-name="resumeTest">Date de création : </text:span>1<text:span text:style-name="T75">9</text:span>/04/2016</text:p>
      <text:p text:style-name="P10"><text:span text:style-name="resumeTest"><text:span text:style-name="T39">Dernière modification </text:span></text:span><text:span text:style-name="resumeTest">: </text:span><text:span text:style-name="T75">22</text:span>/04/2016</text:p>
      <text:p text:style-name="P10"><text:span text:style-name="resumeTest">Version : </text:span>1.<text:span text:style-name="T75">1</text:span></text:p>
      <text:p text:style-name="P18"><text:span text:style-name="resumeTest">Acteurs concernés :</text:span> Utilisateurs, <text:span text:style-name="T75">Application</text:span></text:p>
      <text:p text:style-name="P98"><text:span text:style-name="resumeTest"><text:span text:style-name="T68">Préconditions : </text:span></text:span><text:span text:style-name="T71">L'utilisateur est connecté et sur sa page de profil</text:span></text:p>
      <text:p text:style-name="P98"><text:span text:style-name="resumeTest"><text:span text:style-name="T68">Postconditions : </text:span></text:span><text:span text:style-name="T68">L'utilisateur est déconnecté et son ancien profil supprimé </text:span></text:p>
      <text:p text:style-name="P47"/>
      <text:p text:style-name="Heading_20_4">Scénario nominal :</text:p>
      <text:p text:style-name="P18"><text:tab/>1. L'utilisateur <text:span text:style-name="T75">demande à se désinscrire</text:span></text:p>
      <text:p text:style-name="P18"><text:tab/><text:span text:style-name="T75">2. L'application envoie un formulaire demandant à l'utilisateur de saisir son mot de passe</text:span></text:p>
      <text:p text:style-name="P18"><text:tab/><text:span text:style-name="T75">3</text:span>. L'utilisateur valide sa désinscription en saisissant son mot de passe</text:p>
      <text:p text:style-name="P18"><text:tab/><text:span text:style-name="T75">4</text:span>. L'application vérifie le mot de passe saisi</text:p>
      <text:p text:style-name="P18"><text:span text:style-name="T75"><text:tab/>5</text:span>. L'application <text:span text:style-name="T75">demande à l'utilisateur de confirmer son choix</text:span></text:p>
      <text:p text:style-name="P18"><text:tab/><text:span text:style-name="T75">6. L'utilisateur confirme son choix</text:span></text:p>
      <text:p text:style-name="P99"><text:span text:style-name="T35">7</text:span><text:span text:style-name="T30">. L'application supprime toutes les informations qui concerne</text:span><text:span text:style-name="T28">nt</text:span><text:span text:style-name="T30"> l’ancien utilisateur et le renvoie sur la page d'accueil en tant qu’utilisateur anonyme</text:span></text:p>
      <text:p text:style-name="P99"><text:span text:style-name="T30"/></text:p>
      <text:p text:style-name="P126">Scénarios alternatifs :</text:p>
      <text:p text:style-name="P18">4a : Champ vide</text:p>
      <text:p text:style-name="P18"><text:soft-page-break/><text:tab/>1. L’application notifie l’utilisateur que le champ n’est pas rempli</text:p>
      <text:p text:style-name="P18">4b : Mot de passe non valide</text:p>
      <text:p text:style-name="P18"><text:tab/>1. L'application notifie l'utilisateur que le mot de passe saisi n’est pas valide</text:p>
      <text:h text:style-name="P113" text:outline-level="3"/>
      <text:h text:style-name="P118" text:outline-level="3"><text:bookmark-start text:name="__RefHeading___Toc4381_1182045595"/>Modifier son profil<text:bookmark-end text:name="__RefHeading___Toc4381_1182045595"/></text:h>
      <text:p text:style-name="P19"/>
      <text:p text:style-name="P19"><text:span text:style-name="resumeTest">Résumé : </text:span>L'utilisateur accède à la plage perm<text:span text:style-name="T41">e</text:span>ttant de modifier les informations de son profil,il peut s'il le désire modifier ses informations personnelles. Il est possible de modifier toutes les informations à l'exception de son pseudo.</text:p>
      <text:p text:style-name="P11"><text:span text:style-name="resumeTest">Date de création : </text:span>19/04/2016</text:p>
      <text:p text:style-name="P11"><text:span text:style-name="resumeTest"><text:span text:style-name="T39">Dernière modification </text:span></text:span><text:span text:style-name="resumeTest">: </text:span><text:span text:style-name="T76">22</text:span>/04/2016</text:p>
      <text:p text:style-name="P11"><text:span text:style-name="resumeTest">Version : </text:span>1.<text:span text:style-name="T76">1</text:span></text:p>
      <text:p text:style-name="P19"><text:span text:style-name="resumeTest">Acteurs </text:span><text:span text:style-name="resumeTest"><text:span text:style-name="T41">concernés </text:span></text:span><text:span text:style-name="resumeTest">: </text:span>Utilisateur<text:span text:style-name="T66">s, Application</text:span></text:p>
      <text:p text:style-name="P100"><text:span text:style-name="resumeTest"><text:span text:style-name="T68">Préconditions : </text:span></text:span><text:span text:style-name="T71">L'utilisateur est connecté et sur sa page de profil</text:span></text:p>
      <text:p text:style-name="P100"><text:span text:style-name="resumeTest"><text:span text:style-name="T68">Postconditions : </text:span></text:span><text:span text:style-name="T68">L'utilisateur est connecté et sur sa page de profil</text:span></text:p>
      <text:p text:style-name="P48"/>
      <text:p text:style-name="Heading_20_4"><text:span text:style-name="T23">Scénario nominal </text:span>:</text:p>
      <text:p text:style-name="P19"><text:span text:style-name="T76"><text:tab/>1</text:span>. <text:span text:style-name="T76">L'utilisateur utilise l'option</text:span> 'Modifier mes informations personnelles'</text:p>
      <text:p text:style-name="P19"><text:tab/><text:span text:style-name="T121">2. L'application renvoie un formulaire pré-rempli avec ses anciennes données</text:span></text:p>
      <text:p text:style-name="P19"><text:tab/><text:span text:style-name="T121">3</text:span>. L'utilisateur modifie à sa guise les informations <text:span text:style-name="T121">puis valide</text:span></text:p>
      <text:p text:style-name="P19"><text:tab/><text:span text:style-name="T121">4</text:span>. <text:span text:style-name="T121">L'</text:span>application vérifie <text:span text:style-name="T23">l'exactitude</text:span> des ces informations</text:p>
      <text:p text:style-name="P19"><text:tab/><text:span text:style-name="T121">5</text:span>. Confirmation des modifications et mise à jour dans la base de données</text:p>
      <text:p text:style-name="P19"/>
      <text:p text:style-name="Heading_20_4"><text:span text:style-name="T23">Scénario alternatif</text:span>: </text:p>
      <text:p text:style-name="P19"><text:span text:style-name="T121">4a : </text:span>L'adresse mail n'est pas au bon format </text:p>
      <text:p text:style-name="P20"><text:tab/><text:span text:style-name="T41">1. </text:span>Lors de la validation des information<text:span text:style-name="T23">s</text:span> un message d'erreur apparaît informa<text:span text:style-name="T41">n</text:span>t l'utilisateur de ce problème</text:p>
      <text:p text:style-name="P20"><text:soft-page-break/><text:span text:style-name="T121">4b : </text:span>Les deux champs mot de passe ne sont pas identiques </text:p>
      <text:p text:style-name="P20"><text:span text:style-name="T41"><text:tab/>1. </text:span>Lors de la validation des information<text:span text:style-name="T41">s</text:span> un message d'erreur apparaît informa<text:span text:style-name="T41">n</text:span>t l'utilisateur de ce problème</text:p>
      <text:p text:style-name="P20"><text:span text:style-name="T121">4c : </text:span>L'adresse mail est déjà utilisée par un autre membre </text:p>
      <text:p text:style-name="P20"><text:tab/><text:span text:style-name="T41">1. </text:span>Lors de la validation des information<text:span text:style-name="T41">s</text:span> un message d'erreur apparaît informa<text:span text:style-name="T41">n</text:span>t l'utilisateur de ce problème</text:p>
      <text:p text:style-name="P34"><text:span text:style-name="T121">4</text:span>d : Format du mot de passe non valide</text:p>
      <text:p text:style-name="P25"><text:span text:style-name="T41"><text:tab/>1. </text:span>Lors de la validation des information<text:span text:style-name="T41">s</text:span> un message d'erreur apparaît informa<text:span text:style-name="T41">n</text:span>t l'utilisateur de ce problèm<text:span text:style-name="T77">e</text:span></text:p>
      <text:p text:style-name="P52"><text:span text:style-name="T121">4</text:span>e : Modification de l'adresse mail</text:p>
      <text:p text:style-name="P52"><text:tab/>1. L'utilisateur désire modifier son adresse mail</text:p>
      <text:p text:style-name="P52"><text:tab/>2. L'application envoie un mail de confirmation à la nouvelle adresse mail, rend inactif le compte actuel et déclenche le cas d'utilisation « <text:span text:style-name="T78">Confirmer son inscription »</text:span></text:p>
      <text:h text:style-name="P113" text:outline-level="3"/>
      <text:h text:style-name="P118" text:outline-level="3"><text:bookmark-start text:name="__RefHeading___Toc4383_1182045595"/><text:span text:style-name="T77">C</text:span>onsulter l’aide<text:bookmark-end text:name="__RefHeading___Toc4383_1182045595"/></text:h>
      <text:p text:style-name="P18"/>
      <text:p text:style-name="P18"><text:span text:style-name="resumeTest">Résumé : </text:span>Permet à un utilisateur de consulter l’aide du site, les questions les plus fréquemment posées par les utilisateurs et les réponses associées.</text:p>
      <text:p text:style-name="P12"><text:span text:style-name="resumeTest">Date de création : </text:span>19/04/2016</text:p>
      <text:p text:style-name="P12"><text:span text:style-name="resumeTest"><text:span text:style-name="T39">Dernière modification </text:span></text:span><text:span text:style-name="resumeTest">: </text:span><text:span text:style-name="T79">22</text:span>/04/2016</text:p>
      <text:p text:style-name="P12"><text:span text:style-name="resumeTest">Version : </text:span>1.<text:span text:style-name="T79">1</text:span></text:p>
      <text:p text:style-name="P99"><text:span text:style-name="resumeTest"><text:span text:style-name="T48">Acteurs concernés : </text:span></text:span><text:span text:style-name="T30">Utilisateurs, </text:span><text:span text:style-name="T31">Application</text:span></text:p>
      <text:p text:style-name="P102"><text:span text:style-name="resumeTest"><text:span text:style-name="T68">Postconditions : </text:span></text:span><text:span text:style-name="T68">L'utilisateur est sur la page d'aide</text:span></text:p>
      <text:p text:style-name="P49"/>
      <text:p text:style-name="Heading_20_4">Scénario nominal :</text:p>
      <text:p text:style-name="P18"><text:tab/>1. L’utilisateur demande l’accès à l’aide du site</text:p>
      <text:p text:style-name="P18"><text:tab/>2. L’utilisateur est renvoyé sur la page d’aide</text:p>
      <text:h text:style-name="P113" text:outline-level="3"/>
      <text:h text:style-name="P118" text:outline-level="3"><text:bookmark-start text:name="__RefHeading___Toc4385_1182045595"/>Consulter les conditions d'utilisation <text:bookmark-end text:name="__RefHeading___Toc4385_1182045595"/></text:h>
      <text:p text:style-name="P18"/>
      <text:p text:style-name="P18"><text:span text:style-name="resumeTest">Résumé :</text:span> <text:s/>Permet à un utilisateur de consulter les conditions d'utilisation de l'application.</text:p>
      <text:p text:style-name="P12"><text:span text:style-name="resumeTest">Date de création : </text:span>19/04/2016</text:p>
      <text:p text:style-name="P12"><text:span text:style-name="resumeTest"><text:span text:style-name="T39">Dernière modification </text:span></text:span><text:span text:style-name="resumeTest">: </text:span><text:span text:style-name="T79">22</text:span>/04/2016</text:p>
      <text:p text:style-name="P12"><text:span text:style-name="resumeTest">Version : </text:span>1.<text:span text:style-name="T79">1</text:span></text:p>
      <text:p text:style-name="P99"><text:span text:style-name="resumeTest"><text:span text:style-name="T48">Acteurs </text:span></text:span><text:span text:style-name="resumeTest"><text:span text:style-name="T49">concernés </text:span></text:span><text:span text:style-name="resumeTest"><text:span text:style-name="T48">: </text:span></text:span><text:span text:style-name="T30">Utilisateur</text:span><text:span text:style-name="T32">s, </text:span><text:span text:style-name="T33">Application</text:span></text:p>
      <text:p text:style-name="P102"><text:span text:style-name="resumeTest"><text:span text:style-name="T68">Postconditions : </text:span></text:span><text:span text:style-name="T68">L'utilisateur est sur la page des conditions d'utilisation</text:span></text:p>
      <text:p text:style-name="P49"/>
      <text:p text:style-name="Heading_20_4">Scénario nominal :</text:p>
      <text:p text:style-name="P18"><text:tab/>1. L'utilisateur accède à la page des conditions d'utilisation</text:p>
      <text:p text:style-name="P18"><text:tab/>2. L'application affiche les conditions d'utilisation</text:p>
      <text:h text:style-name="P113" text:outline-level="3"/>
      <text:h text:style-name="P118" text:outline-level="3"><text:bookmark-start text:name="__RefHeading___Toc4387_1182045595"/><text:span text:style-name="T6">Importer un ePub personnel</text:span> <text:bookmark-end text:name="__RefHeading___Toc4387_1182045595"/></text:h>
      <text:p text:style-name="P21"/>
      <text:p text:style-name="P21"><text:span text:style-name="resumeTest">Résumé :</text:span> Un utilisateur peut s'il le désire importer un livre au format ePub se trouvant sur sa machine.</text:p>
      <text:p text:style-name="P12"><text:span text:style-name="resumeTest">Date de création : </text:span>19/04/2016</text:p>
      <text:p text:style-name="P12"><text:span text:style-name="resumeTest"><text:span text:style-name="T39">Dernière modification </text:span></text:span><text:span text:style-name="resumeTest">: </text:span><text:span text:style-name="T80">22/</text:span>04/2016</text:p>
      <text:p text:style-name="P12"><text:span text:style-name="resumeTest">Version : </text:span>1.<text:span text:style-name="T80">1</text:span></text:p>
      <text:p text:style-name="P21"><text:span text:style-name="resumeTest">Acteurs </text:span><text:span text:style-name="resumeTest"><text:span text:style-name="T42">concernés </text:span></text:span><text:span text:style-name="resumeTest">: </text:span>Utilisateur<text:span text:style-name="T66">s, Application</text:span></text:p>
      <text:p text:style-name="P103"><text:span text:style-name="resumeTest"><text:span text:style-name="T68">Préconditions : </text:span></text:span><text:span text:style-name="T71">L'utilisateur est sur sa bibliothèque</text:span></text:p>
      <text:p text:style-name="P103"><text:span text:style-name="resumeTest"><text:span text:style-name="T68">Postconditions : </text:span></text:span><text:span text:style-name="T68">L'utilisateur est sur sa bibliothèque et l'ePub importé se trouve à présent dans sa bibliothèque</text:span></text:p>
      <text:p text:style-name="P50"/>
      <text:p text:style-name="Heading_20_4"><text:span text:style-name="T23">Scénario nominal</text:span> :</text:p>
      <text:p text:style-name="P21"><text:tab/>1. L'utilisateur choisi<text:span text:style-name="T80">t </text:span>l'option 'importer un livre depuis ma machine'</text:p>
      <text:p text:style-name="P21"><text:tab/>2. <text:span text:style-name="T80">L'application affiche une</text:span> <text:span text:style-name="T23">fenêtre</text:span> de type FileChoose<text:span text:style-name="T42">r</text:span> et <text:span text:style-name="T80">l'utilisateur choisit</text:span> le fichier à importer</text:p>
      <text:p text:style-name="P21"><text:tab/>3. L'utilisateur valide, une vérification est effectuée puis l'ajout se fait</text:p>
      <text:p text:style-name="P21"/>
      <text:p text:style-name="Heading_20_4"><text:span text:style-name="T23">Scénario alternatif</text:span>: </text:p>
      <text:p text:style-name="P22"><text:span text:style-name="T80">3</text:span>a : <text:span text:style-name="T42">Format invalide</text:span> </text:p>
      <text:p text:style-name="P22"><text:span text:style-name="T42"><text:tab/>1. </text:span>Le livre que l'utilisateur veut importer n'est pas au bon format, un message d'erreur apparaît alors</text:p>
      <text:p text:style-name="P22"><text:span text:style-name="T80">3</text:span>b : <text:span text:style-name="T43">Livre déjà présent</text:span></text:p>
      <text:p text:style-name="P22"><text:tab/><text:span text:style-name="T42">1. </text:span>Le livre que l'utilisateur veut importer est déjà dans sa bibliothèque, un message d'erreur appara<text:span text:style-name="T80">î</text:span>t alors</text:p>
      <text:p text:style-name="P22"><text:span text:style-name="T80">3</text:span>c : <text:span text:style-name="T43">Fichier endommagé</text:span></text:p>
      <text:p text:style-name="P22"><text:soft-page-break/><text:tab/><text:span text:style-name="T42">1. L</text:span>e fichier que l'utilisateur tente d'importer est illisible (fichier endom<text:span text:style-name="T43">m</text:span>agé ...), un message d'erreur <text:span text:style-name="T23">apparaît</text:span></text:p>
      <text:h text:style-name="P113" text:outline-level="3"/>
      <text:h text:style-name="P118" text:outline-level="3"><text:bookmark-start text:name="__RefHeading___Toc4389_1182045595"/>Rechercher un ePub libre<text:bookmark-end text:name="__RefHeading___Toc4389_1182045595"/></text:h>
      <text:p text:style-name="P21"/>
      <text:p text:style-name="P21"><text:span text:style-name="resumeTest">Résumé :</text:span> Permet de rechercher dans les bases de données de l'application (Projet Gutenber<text:span text:style-name="T44">g</text:span>, etc.) un ePub en particulier, un sujet ou une catégorie.</text:p>
      <text:p text:style-name="P13"><text:span text:style-name="resumeTest">Date de création : </text:span>19/04/2016</text:p>
      <text:p text:style-name="P13"><text:span text:style-name="resumeTest"><text:span text:style-name="T39">Dernière modification </text:span></text:span><text:span text:style-name="resumeTest">: </text:span><text:span text:style-name="T80">22</text:span>/04/2016</text:p>
      <text:p text:style-name="P13"><text:span text:style-name="resumeTest">Version : </text:span>1.<text:span text:style-name="T80">1</text:span></text:p>
      <text:p text:style-name="P21"><text:span text:style-name="resumeTest">Acteurs </text:span><text:span text:style-name="resumeTest"><text:span text:style-name="T43">concernés </text:span></text:span><text:span text:style-name="resumeTest">:</text:span> Utilisateurs, <text:span text:style-name="T80">Application</text:span></text:p>
      <text:p text:style-name="P103"><text:span text:style-name="resumeTest"><text:span text:style-name="T68">Préconditions : </text:span></text:span><text:span text:style-name="T71">L'utilisateur est sur la page de recherche</text:span></text:p>
      <text:p text:style-name="P103"><text:span text:style-name="resumeTest"><text:span text:style-name="T68">Postconditions : </text:span></text:span><text:span text:style-name="T68">L'utilisateur est sur la page des résultats de sa recherche</text:span></text:p>
      <text:p text:style-name="P21"/>
      <text:p text:style-name="Heading_20_4">Scénario nominal :</text:p>
      <text:p text:style-name="P21"><text:tab/><text:span text:style-name="T80">1</text:span>. L'application affiche la page en proposant plusieurs filtres et options de recherche</text:p>
      <text:p text:style-name="P21"><text:tab/><text:span text:style-name="T80">2</text:span>. L'utilisateur remplit les champs de recherche et sélectionne les options (par genre, par auteur, trier par date, par auteur...), puis valide la recherche</text:p>
      <text:p text:style-name="P21"><text:tab/><text:span text:style-name="T80">3</text:span>. L'application sélectionne les résultats les plus pertinents et les affiche dans l'ordre du tri</text:p>
      <text:p text:style-name="P21"><text:tab/><text:span text:style-name="T80">4</text:span>. L'utilisateur <text:span text:style-name="T80">peut </text:span>sélectionne<text:span text:style-name="T80">r</text:span> un ePub parmi les résultats de la recherche</text:p>
      <text:p text:style-name="P21"/>
      <text:p text:style-name="Heading_20_4">Scénarios alternatifs :</text:p>
      <text:p text:style-name="P55">1a : Pas de connexion Internet</text:p>
      <text:p text:style-name="P55"><text:tab/>1. L'application affiche un message indiquant que la recherche n'est pas disponible hors-ligne</text:p>
      <text:p text:style-name="P55"><text:tab/>2. L'utilisateur reprend au point 1</text:p>
      <text:p text:style-name="P21"><text:soft-page-break/>3a : Champ vide</text:p>
      <text:p text:style-name="P21"><text:tab/>1. L'utilisateur essaie de lancer une recherche avec un champ vide</text:p>
      <text:p text:style-name="P21"><text:tab/>2. L'application indique à l'utilisateur que le champ n'est pas rempli et l'invite à le remplir</text:p>
      <text:p text:style-name="P21"><text:tab/>3. L'utilisateur reprend au point 3</text:p>
      <text:h text:style-name="P114" text:outline-level="3"/>
      <text:h text:style-name="P121" text:outline-level="3"><text:bookmark-start text:name="__RefHeading__7535_1302887485"/>Ajouter un ePub libre à sa bibliothèque<text:bookmark-end text:name="__RefHeading__7535_1302887485"/></text:h>
      <text:p text:style-name="P103"><text:span text:style-name="T33"/></text:p>
      <text:p text:style-name="P21"><text:span text:style-name="resumeTest">Résumé :</text:span> Permet à un utilisateur de stocker sur sa propre machine un ePub libre <text:span text:style-name="T122">depuis la base de données</text:span> du site. Cela lui permettra d’avoir accès au livre sans accéder au site.</text:p>
      <text:p text:style-name="P14"><text:span text:style-name="resumeTest">Date de création : </text:span>19/04/2016</text:p>
      <text:p text:style-name="P14"><text:span text:style-name="resumeTest"><text:span text:style-name="T39">Dernière modification </text:span></text:span><text:span text:style-name="resumeTest">: </text:span><text:span text:style-name="T80">22/</text:span>04/2016</text:p>
      <text:p text:style-name="P14"><text:span text:style-name="resumeTest">Version : </text:span>1.<text:span text:style-name="T80">1</text:span></text:p>
      <text:p text:style-name="P21"><text:span text:style-name="resumeTest">Acteurs concernés :</text:span> Utilisateur<text:span text:style-name="T80">s, Application</text:span></text:p>
      <text:p text:style-name="P103"><text:span text:style-name="resumeTest"><text:span text:style-name="T68">Préconditions : </text:span></text:span><text:span text:style-name="T71">L'utilisateur est sur la page du livre à ajouter, qui n'est pas déjà dans sa bibliothèque</text:span></text:p>
      <text:p text:style-name="P103"><text:span text:style-name="resumeTest"><text:span text:style-name="T68">Postconditions : </text:span></text:span><text:span text:style-name="T68">L'utilisateur est sur la page du livre à ajouter, qui se trouve maintenant dans sa bibliothèque</text:span></text:p>
      <text:p text:style-name="P21"/>
      <text:p text:style-name="Heading_20_4">Scénario nominal :</text:p>
      <text:p text:style-name="P21"><text:tab/>1. L'utilisateur <text:span text:style-name="T81">utilise l'option 'Ajouter à ma bibliothèque'</text:span></text:p>
      <text:p text:style-name="P21"><text:tab/>2. L’application vérifie l’espace disponible sur la machine</text:p>
      <text:p text:style-name="P21"><text:tab/>3. L’application lance le téléchargement et ajoute le livre téléchargé dans le profil / <text:span text:style-name="T67">sur la bibliothèque</text:span> de l’utilisateur, <text:span text:style-name="T81">et informe l'utilisateur que l'ouvrage est en train d'être téléchargé</text:span></text:p>
      <text:p text:style-name="P21"/>
      <text:p text:style-name="Heading_20_4">Scénarios alternatifs :</text:p>
      <text:p text:style-name="P21">2a : L’espace vide sur la machine n’est pas suffisant</text:p>
      <text:p text:style-name="P104"><text:span text:style-name="T24"><text:tab/>1. L’application informe l’utilisateur qu’il n’a plus assez d’espace libre sur sa machine</text:span></text:p>
      <text:p text:style-name="P56"><text:span text:style-name="T123">3</text:span>a : Pas de connexion Internet</text:p>
      <text:p text:style-name="P56"><text:tab/>1. L'application affiche un message indiquant que l<text:span text:style-name="T123">'ajout de nouveaux </text:span><text:soft-page-break/><text:span text:style-name="T123">livres</text:span> n'est pas <text:span text:style-name="T123">possibl</text:span>e hors-lign<text:span text:style-name="T123">e</text:span></text:p>
      <text:p text:style-name="P56"><text:tab/>2. L'utilisateur reprend au point 1</text:p>
      <text:p text:style-name="P36"><text:span text:style-name="T24"/></text:p>
      <text:h text:style-name="P118" text:outline-level="3"><text:bookmark-start text:name="__RefHeading__7537_1302887485"/>Consulter sa bibliothèque<text:bookmark-end text:name="__RefHeading__7537_1302887485"/></text:h>
      <text:p text:style-name="P23"/>
      <text:p text:style-name="P23"><text:span text:style-name="resumeTest">Résumé :</text:span> Un utilisateur peut consulter tous les livres qu'il possède. Cette fonctionnalité est directement accessible sur l'accueil. <text:span text:style-name="T123">I</text:span>l peut à tout moment lors de la navigation sur l'application choisir d'aller sur l'accueil (en cliquant sur le bouton adapté) afin de consulter sa bibliothèque.</text:p>
      <text:p text:style-name="P14"><text:span text:style-name="resumeTest">Date de création : </text:span>19/04/2016</text:p>
      <text:p text:style-name="P14"><text:span text:style-name="resumeTest"><text:span text:style-name="T39">Dernière modification </text:span></text:span><text:span text:style-name="resumeTest">: </text:span><text:span text:style-name="T81">22</text:span>/04/2016</text:p>
      <text:p text:style-name="P14"><text:span text:style-name="resumeTest">Version : </text:span>1.<text:span text:style-name="T81">1</text:span></text:p>
      <text:p text:style-name="P105"><text:span text:style-name="resumeTest"><text:span text:style-name="T50">Acteurs :</text:span></text:span><text:span text:style-name="T34"> Utilisateurs, </text:span><text:span text:style-name="T36">Application</text:span></text:p>
      <text:p text:style-name="P104"><text:span text:style-name="resumeTest"><text:span text:style-name="T68">Postconditions : </text:span></text:span><text:span text:style-name="T68">L'utilisateur est sur sa bibliothèque / page d'accueil</text:span></text:p>
      <text:p text:style-name="P54"/>
      <text:p text:style-name="Heading_20_4"><text:span text:style-name="T23">Scénario nominal</text:span> :</text:p>
      <text:p text:style-name="P23"><text:tab/>1. <text:span text:style-name="T81">L'utilisateur utilise l'option 'Accéder à ma bibliothèque'</text:span></text:p>
      <text:p text:style-name="P23"><text:tab/><text:span text:style-name="T81">2. L'application renvoie la page d'accueil de cet utilisateur, présentant sa bibliothèque et les options disponibles depuis la page d'accueil</text:span></text:p>
      <text:p text:style-name="P23"/>
      <text:p text:style-name="Heading_20_4"><text:span text:style-name="T23">Scénarios alternatifs</text:span> : </text:p>
      <text:p text:style-name="P24"><text:span text:style-name="T81">2</text:span>a : <text:span text:style-name="T44">Utilisateur connecté</text:span></text:p>
      <text:p text:style-name="P24"><text:tab/><text:span text:style-name="T44">1.</text:span> Si l'utilisateur est connecté, <text:span text:style-name="T81">alors l'application affichera également un bloc 'Propositions' composé de recommandations de lecture personnalisées</text:span></text:p>
      <text:p text:style-name="P24"><text:span text:style-name="T81">2</text:span>b : <text:span text:style-name="T44">Bibliothèque vide</text:span></text:p>
      <text:p text:style-name="P24"><text:tab/><text:span text:style-name="T44">1.</text:span> Si l'utilisateur ne possède pas de livre<text:span text:style-name="T123">s</text:span> alors sa bibliothèque est vide</text:p>
      <text:p text:style-name="P57"/>
      <text:h text:style-name="P122" text:outline-level="3"><text:bookmark-start text:name="__RefHeading__7539_1302887485"/>Consulter les informations d'un ePub<text:bookmark-end text:name="__RefHeading__7539_1302887485"/></text:h>
      <text:p text:style-name="P62"/>
      <text:p text:style-name="P62"><text:span text:style-name="resumeTest">Résumé : </text:span>L'utilisateur <text:span text:style-name="T82">veut </text:span>consulter les informations relatives à <text:span text:style-name="T82">un ouvrage (</text:span>résumé, ou encore voir la couverture, savoir qui est l'auteur, connaître la maison d'édition .…<text:span text:style-name="T83">).</text:spa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82">22</text:span>/04/2016</text:p>
      <text:p text:style-name="P43"><text:span text:style-name="resumeTest">Version : </text:span>1.1</text:p>
      <text:p text:style-name="P62"><text:span text:style-name="resumeTest">Acteurs </text:span><text:span text:style-name="resumeTest"><text:span text:style-name="T45">concernés </text:span></text:span><text:span text:style-name="resumeTest">: </text:span>Utilisateurs, <text:span text:style-name="T124">Application</text:span></text:p>
      <text:p text:style-name="P58"><text:span text:style-name="resumeTest"><text:span text:style-name="T84">Préconditions </text:span></text:span><text:span text:style-name="resumeTest">:</text:span> <text:span text:style-name="T85">Utilisateurs sur la page d’accueil ou sur la page de recherche</text:span></text:p>
      <text:p text:style-name="P58"><text:span text:style-name="resumeTest"><text:span text:style-name="T84">Postconditions </text:span></text:span><text:span text:style-name="resumeTest">:</text:span> <text:span text:style-name="T85">Utilisateurs sur la page du livre</text:span></text:p>
      <text:p text:style-name="P62"/>
      <text:p text:style-name="P125"><text:span text:style-name="T23">Scénario nominal </text:span>:</text:p>
      <text:p text:style-name="P62"><text:tab/>1. <text:span text:style-name="T83">L’</text:span>utilisateur sélectionne un livre</text:p>
      <text:p text:style-name="P62"><text:tab/>2. <text:span text:style-name="T86">L’application le </text:span>redirig<text:span text:style-name="T86">e</text:span> vers la page du livr<text:span text:style-name="T86">e</text:span></text:p>
      <text:h text:style-name="P115" text:outline-level="3"/>
      <text:h text:style-name="P122" text:outline-level="3"><text:bookmark-start text:name="__RefHeading___Toc4397_1182045595"/>Commenter / Noter<text:bookmark-end text:name="__RefHeading___Toc4397_1182045595"/></text:h>
      <text:p text:style-name="P63"/>
      <text:p text:style-name="P63"><text:span text:style-name="resumeTest">Résumé :</text:span> Permet à l'utilisateur de mettre une note et un commentaire sur une <text:span text:style-name="T125">œuvre</text:span> depuis la page de celle ci. </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87">22</text:span>/04/2016</text:p>
      <text:p text:style-name="P43"><text:span text:style-name="resumeTest">Version : </text:span>1.1</text:p>
      <text:p text:style-name="P63"><text:span text:style-name="resumeTest">Acteurs </text:span><text:span text:style-name="resumeTest"><text:span text:style-name="T46">concernés </text:span></text:span><text:span text:style-name="resumeTest">:</text:span> Utilisateurs, <text:span text:style-name="T87">Application</text:span></text:p>
      <text:p text:style-name="P58"><text:span text:style-name="resumeTest"><text:span text:style-name="T84">Préconditions </text:span></text:span><text:span text:style-name="resumeTest">:</text:span> <text:span text:style-name="T85">Utilisateurs connectés et sur la page de l’œuvre</text:span></text:p>
      <text:p text:style-name="P58"><text:span text:style-name="resumeTest"><text:span text:style-name="T84">Postconditions </text:span></text:span><text:span text:style-name="resumeTest">:</text:span> <text:span text:style-name="T85">Utilisateurs connectés et sur la page de l’œuvre</text:span></text:p>
      <text:p text:style-name="P63"/>
      <text:p text:style-name="P125">Scénario nominal : </text:p>
      <text:p text:style-name="P63"><text:tab/><text:span text:style-name="T46">1. </text:span>L'utilisateur <text:span text:style-name="T88">remplit les champs commentaire et note</text:span></text:p>
      <text:p text:style-name="P63"><text:span text:style-name="T46"><text:tab/>2. </text:span>L'utilisateur valide</text:p>
      <text:p text:style-name="P64"><text:tab/>3. L’application enregistre et affiche le commentaire / note</text:p>
      <text:p text:style-name="P63"/>
      <text:p text:style-name="P125">Scénario alternatif : </text:p>
      <text:p text:style-name="P83">1a : Note seule</text:p>
      <text:p text:style-name="P83"><text:tab/>1. L'utilisateur choisit de ne pas mettre de commentaire</text:p>
      <text:p text:style-name="P83"><text:tab/>2. L'utilisateur reprend au point 2</text:p>
      <text:p text:style-name="P63"><text:span text:style-name="T88">2</text:span>a : <text:span text:style-name="T46">Aucune note</text:span></text:p>
      <text:p text:style-name="P63"><text:tab/><text:span text:style-name="T46">1. L’application affiche un message d’erreur signalant le problème à l’utilisateur </text:span></text:p>
      <text:h text:style-name="P115" text:outline-level="3"/>
      <text:h text:style-name="P122" text:outline-level="3"><text:bookmark-start text:name="__RefHeading___Toc4399_1182045595"/>Supprimer un ePub libre<text:bookmark-end text:name="__RefHeading___Toc4399_1182045595"/></text:h>
      <text:p text:style-name="P65"/>
      <text:p text:style-name="P65"><text:span text:style-name="resumeTest">Résumé : </text:span>Permet à un utilisateur de supprimer un ePub présent sur sa machine et dans sa bibliothèque.</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89">22</text:span>/04/2016</text:p>
      <text:p text:style-name="P43"><text:span text:style-name="resumeTest">Version : </text:span>1.1</text:p>
      <text:p text:style-name="P65"><text:span text:style-name="resumeTest">Acteurs concernés :</text:span> Utilisateurs, <text:span text:style-name="T87">Application</text:span></text:p>
      <text:p text:style-name="P58"><text:span text:style-name="resumeTest"><text:span text:style-name="T84">Préconditions </text:span></text:span><text:span text:style-name="resumeTest">:</text:span> <text:span text:style-name="T85">Utilisateurs connectés et sur la page d’accueil</text:span></text:p>
      <text:p text:style-name="P58"><text:span text:style-name="resumeTest"><text:span text:style-name="T84">Postconditions </text:span></text:span><text:span text:style-name="resumeTest">:</text:span> <text:span text:style-name="T85">Utilisateurs connectés et sur la page d’accueil</text:span></text:p>
      <text:p text:style-name="P65"/>
      <text:p text:style-name="P125">Scénario nominal :</text:p>
      <text:p text:style-name="P65"><text:tab/>1. L'utilisateur demande la suppression d’un livre depuis la page du livre présent dans sa bibliothèque</text:p>
      <text:p text:style-name="P65"><text:tab/>2. L’application vérifie que le livre est stocké sur la machine</text:p>
      <text:p text:style-name="P65"><text:tab/>3. L’application supprime le livre de la machine et de la bibliothèque</text:p>
      <text:p text:style-name="P65"/>
      <text:p text:style-name="P125">Scénarios alternatifs :</text:p>
      <text:p text:style-name="P65">2a : Le livre n’est pas présent sur la machine</text:p>
      <text:p text:style-name="P65"><text:tab/>1. L’application informe l’utilisateur qu’il n’a plus <text:span text:style-name="T126">l’œuvre</text:span> sur sa machine et supprime <text:span text:style-name="T126">l’œuvre</text:span> de sa bibliothèque personnelle</text:p>
      <text:h text:style-name="P115" text:outline-level="3"/>
      <text:h text:style-name="P122" text:outline-level="3"><text:bookmark-start text:name="__RefHeading___Toc4401_1182045595"/>Trier sa bibliothèque<text:bookmark-end text:name="__RefHeading___Toc4401_1182045595"/></text:h>
      <text:p text:style-name="P65"/>
      <text:p text:style-name="P65"><text:span text:style-name="resumeTest">Résumé :</text:span> Permet à un utilisateur <text:span text:style-name="T90">de trier les œuvres se trouvant dans sa bibliothèque selon différents critères</text:span> (auteurs, titres, genre, etc.).</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90">22</text:span>/04/2016</text:p>
      <text:p text:style-name="P43"><text:span text:style-name="resumeTest">Version : </text:span>1.1</text:p>
      <text:p text:style-name="P65"><text:span text:style-name="resumeTest">Acteurs concernés :</text:span> Utilisateurs, <text:span text:style-name="T90">Application</text:span></text:p>
      <text:p text:style-name="P58"><text:span text:style-name="resumeTest"><text:span text:style-name="T84">Préconditions </text:span></text:span><text:span text:style-name="resumeTest">:</text:span> <text:span text:style-name="T85">Utilisateurs connectés et sur la page d’accueil</text:span></text:p>
      <text:p text:style-name="P58"><text:span text:style-name="resumeTest"><text:span text:style-name="T84">Postconditions </text:span></text:span><text:span text:style-name="resumeTest">:</text:span> <text:span text:style-name="T85">Utilisateurs connectés et sur la page d’accueil</text:span></text:p>
      <text:p text:style-name="P65"/>
      <text:p text:style-name="P125">Scénario nominal :</text:p>
      <text:p text:style-name="P65"><text:tab/>1. L’utilisateur demande le tri de sa bibliothèque selon différents critères</text:p>
      <text:p text:style-name="P65"><text:tab/>2. L’application retourne le résultat de la bibliothèque triée selon le critère renseigné</text:p>
      <text:h text:style-name="P115" text:outline-level="3"/>
      <text:h text:style-name="P122" text:outline-level="3"><text:bookmark-start text:name="__RefHeading___Toc4403_1182045595"/>Lancer le mode lecture<text:bookmark-end text:name="__RefHeading___Toc4403_1182045595"/></text:h>
      <text:p text:style-name="P65"/>
      <text:p text:style-name="P109"><text:span text:style-name="resumeTest">Résumé :</text:span> <text:s/><text:span text:style-name="T91">Permet à un utilisateur d’ouvrir un lecteur afin de lire </text:span><text:span text:style-name="T92">un</text:span><text:span text:style-name="T91"> livre.</text:spa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93">22</text:span>/04/2016</text:p>
      <text:p text:style-name="P43"><text:span text:style-name="resumeTest">Version : </text:span>1.1</text:p>
      <text:p text:style-name="P65"><text:span text:style-name="resumeTest">Acteurs concernés :</text:span> Utilisateurs, <text:span text:style-name="T90">Application</text:span></text:p>
      <text:p text:style-name="P58"><text:span text:style-name="resumeTest"><text:span text:style-name="T84">Préconditions </text:span></text:span><text:span text:style-name="resumeTest">:</text:span> <text:span text:style-name="T85">Utilisateurs sur la page d’un livre dans la bibliothèque</text:span></text:p>
      <text:p text:style-name="P58"><text:span text:style-name="resumeTest"><text:span text:style-name="T84">Postconditions </text:span></text:span><text:span text:style-name="resumeTest">:</text:span> <text:span text:style-name="T85">Utilisateurs en mode lecture</text:span></text:p>
      <text:p text:style-name="P58"/>
      <text:p text:style-name="P125">Scénario nominal :</text:p>
      <text:p text:style-name="P106"><text:tab/>1. L’utilisateur demande la lecture du livre sélectionné</text:p>
      <text:p text:style-name="P106"><text:tab/><text:span text:style-name="T127">2</text:span>. L'application vérifie que le livre <text:span text:style-name="T127">est</text:span> déjà téléchargé</text:p>
      <text:p text:style-name="P106"><text:tab/><text:span text:style-name="T127">3</text:span>. L'application lance le mode lecture</text:p>
      <text:p text:style-name="P32"/>
      <text:p text:style-name="P125">Scénarios alternatifs : </text:p>
      <text:p text:style-name="P106"><text:span text:style-name="T127">2</text:span>a : Le livre n'est pas téléchargé </text:p>
      <text:p text:style-name="P106"><text:tab/>1. L'application télécharge le livre puis lance le mode lecture</text:p>
      <text:p text:style-name="P110">3a : Le livre a déjà été consulté</text:p>
      <text:p text:style-name="P65"><text:tab/><text:span text:style-name="T128">1. L'application lance le mode lecture à la dernière page lue</text:span></text:p>
      <text:h text:style-name="P115" text:outline-level="3"/>
      <text:h text:style-name="P122" text:outline-level="3"><text:bookmark-start text:name="__RefHeading___Toc4407_1182045595"/>Rechercher un ePub dans sa bibliothèque<text:bookmark-end text:name="__RefHeading___Toc4407_1182045595"/></text:h>
      <text:p text:style-name="P66"/>
      <text:p text:style-name="P66"><text:span text:style-name="resumeTest">Résumé :</text:span> L'utilisateur recherche un ePub particulier dans la liste de ceux qu'il a téléchargés.</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94">22</text:span>/04/2016</text:p>
      <text:p text:style-name="P43"><text:span text:style-name="resumeTest">Version : </text:span>1.1</text:p>
      <text:p text:style-name="P66"><text:span text:style-name="resumeTest">Acteurs </text:span><text:span text:style-name="resumeTest"><text:span text:style-name="T47">concernés </text:span></text:span><text:span text:style-name="resumeTest">: </text:span>Utilisateur<text:span text:style-name="T66">s, Application</text:span></text:p>
      <text:p text:style-name="P58"><text:span text:style-name="resumeTest"><text:span text:style-name="T84">Préconditions </text:span></text:span><text:span text:style-name="resumeTest">:</text:span> <text:span text:style-name="T85">Utilisateurs sur la page d’accueil</text:span></text:p>
      <text:p text:style-name="P58"><text:span text:style-name="resumeTest"><text:span text:style-name="T84">Postconditions </text:span></text:span><text:span text:style-name="resumeTest">:</text:span> <text:span text:style-name="T85">Utilisateurs sur la page d'accueil, affichant les résultats de la recherche</text:span></text:p>
      <text:p text:style-name="P66"/>
      <text:p text:style-name="P125">Scénario nominal :</text:p>
      <text:p text:style-name="P66"><text:tab/>1. L'utilisateur se place dans la barre de recherche et tape sa requête</text:p>
      <text:p text:style-name="P66"><text:tab/>2. L'application recherche les résultats correspondants et les affiche (en cachant les autres)</text:p>
      <text:p text:style-name="P66"/>
      <text:p text:style-name="P125">Scénario alternatif :</text:p>
      <text:p text:style-name="P66">2a : Pas de résultats</text:p>
      <text:p text:style-name="P66"><text:s text:c="3"/><text:tab/>1. L'application n'a pas pu trouver de résultats correspondant à la requête de l'utilisateur, et affiche une page indiquant qu'aucun résultat n'a pu être trouvé</text:p>
      <text:p text:style-name="P111"><text:span text:style-name="T37"><text:tab/>2. L'utilisateur reprend au point 1</text:span></text:p>
      <text:h text:style-name="P118" text:outline-level="3">Consulter <text:span text:style-name="T95">plus de</text:span> propositions</text:h>
      <text:p text:style-name="P67"/>
      <text:p text:style-name="P67"><text:span text:style-name="resumeTest">Résumé : </text:span>Un utilisateur <text:s/>peut consulter une liste <text:span text:style-name="T129">d’œuvres</text:span> que l'application lui propose. Cette liste est choisie en fonction des choix précédents de l'utilisateur : par exemple si il lit fréquemment des polars, l'application lui proposera des livres de Fred Vargas.</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96">22</text:span>/04/2016</text:p>
      <text:p text:style-name="P43"><text:span text:style-name="resumeTest">Version : </text:span><text:span text:style-name="resumeTest"><text:span text:style-name="T21">1.1</text:span></text:span></text:p>
      <text:p text:style-name="P67"><text:span text:style-name="resumeTest">Acteurs </text:span><text:span text:style-name="resumeTest"><text:span text:style-name="T54">concernés </text:span></text:span><text:span text:style-name="resumeTest">:</text:span> Utilisateurs<text:span text:style-name="T97">, Application</text:span></text:p>
      <text:p text:style-name="P58"><text:span text:style-name="resumeTest"><text:span text:style-name="T84">Préconditions </text:span></text:span><text:span text:style-name="resumeTest">:</text:span> <text:span text:style-name="T85">Utilisateurs connectés et sur la page d’accueil</text:span></text:p>
      <text:p text:style-name="P58"><text:span text:style-name="resumeTest"><text:span text:style-name="T84">Postconditions </text:span></text:span><text:span text:style-name="resumeTest">:</text:span> <text:span text:style-name="T85">Utilisateurs connectés et sur la page des propositions</text:span></text:p>
      <text:p text:style-name="P67"/>
      <text:p text:style-name="P125">Scénario nominal :</text:p>
      <text:p text:style-name="P67"><text:tab/>1. L'utilisateur <text:span text:style-name="T98">choisit de voir plus de propositions en cliquant sur ‘voir plus’</text:span></text:p>
      <text:p text:style-name="P68"><text:tab/>2. <text:span text:style-name="T129">L</text:span>’application le redirige vers la liste complète dans une autre page</text:p>
      <text:p text:style-name="P67"/>
      <text:p text:style-name="P125">S<text:span text:style-name="T23">cénarios alternatifs :</text:span></text:p>
      <text:p text:style-name="P67">1a : <text:span text:style-name="T53">Bibliothèque vide</text:span></text:p>
      <text:p text:style-name="P67"><text:tab/><text:span text:style-name="T53">1.</text:span> L'utilisateur n'a pas encore lu de livre , cette liste est donc vid<text:span text:style-name="T65">e</text:span></text:p>
      <text:h text:style-name="P115" text:outline-level="3"/>
      <text:h text:style-name="P122" text:outline-level="3"><text:bookmark-start text:name="__RefHeading___Toc4411_1182045595"/><text:span text:style-name="T7">Tourner une page</text:span><text:bookmark-end text:name="__RefHeading___Toc4411_1182045595"/></text:h>
      <text:p text:style-name="P30"/>
      <text:p text:style-name="P81"><text:span text:style-name="resumeTest"><text:span text:style-name="T55">Résumé : </text:span></text:span><text:span text:style-name="T7">Permet à un utilisateur d’avancer ou de reculer page par page </text:span><text:span text:style-name="T12">sur le livre qu’il consulte actuellement</text:span><text:span text:style-name="T7">.</text:spa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99">22</text:span>/04/2016</text:p>
      <text:p text:style-name="P43"><text:span text:style-name="resumeTest"><text:span text:style-name="T55">Version : </text:span></text:span><text:span text:style-name="T7">1.1</text:span></text:p>
      <text:p text:style-name="P81"><text:span text:style-name="resumeTest"><text:span text:style-name="T55">Acteurs concernés :</text:span></text:span><text:span text:style-name="T7"> Utilisateurs</text:span><text:span text:style-name="T13">, </text:span><text:span text:style-name="T14">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57">Postconditions </text:span></text:span><text:span text:style-name="resumeTest"><text:span text:style-name="T58">:</text:span></text:span><text:span text:style-name="T10"> </text:span><text:span text:style-name="T15">Utilisateurs en mode lecture</text:span></text:p>
      <text:p text:style-name="P88"/>
      <text:p text:style-name="P123">Scénario nominal :</text:p>
      <text:p text:style-name="P30"><text:tab/>1. L’utilisateur demande le changement de page</text:p>
      <text:p text:style-name="P33"><text:span text:style-name="T7"><text:tab/>2. L’application affiche la page suivante ou </text:span><text:span text:style-name="T8">précédente</text:span></text:p>
      <text:h text:style-name="P116" text:outline-level="3"/>
      <text:h text:style-name="P119" text:outline-level="3"><text:bookmark-start text:name="__RefHeading___Toc4413_1182045595"/>Accéder à une page donnée<text:bookmark-end text:name="__RefHeading___Toc4413_1182045595"/></text:h>
      <text:p text:style-name="P31"/>
      <text:p text:style-name="P106"><text:span text:style-name="resumeTest"><text:span text:style-name="T55">Résumé :</text:span></text:span><text:span text:style-name="T7"> Permet à un utilisateur d’accéder à une page précise qui n’est pas nécessairement la suivante ou la précédente par rapport à la page courante </text:span><text:span text:style-name="T16">du livre qu’il consulte actuellement</text:span><text:span text:style-name="T7">.</text:spa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0">22</text:span>/04/2016</text:p>
      <text:p text:style-name="P43"><text:span text:style-name="resumeTest"><text:span text:style-name="T56">Version : </text:span></text:span><text:span text:style-name="T9">1.1</text:span></text:p>
      <text:p text:style-name="P106"><text:span text:style-name="resumeTest"><text:span text:style-name="T55">Acteurs concernés :</text:span></text:span><text:span text:style-name="T7"> Utilisateurs</text:span><text:span text:style-name="T19">, </text:span><text:span text:style-name="T20">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57">Postconditions </text:span></text:span><text:span text:style-name="resumeTest"><text:span text:style-name="T58">:</text:span></text:span><text:span text:style-name="T10"> </text:span><text:span text:style-name="T15">Utilisateurs en mode lecture</text:span></text:p>
      <text:p text:style-name="P106"/>
      <text:p text:style-name="P123">Scénario nominal :</text:p>
      <text:p text:style-name="P87"><text:tab/>1. L’utilisateur demande l’affichage d’une page donnée en remplissant le champ correspondant</text:p>
      <text:p text:style-name="P87"><text:tab/>2. L’application affiche la page demandée dans le lecteur</text:p>
      <text:p text:style-name="P106"/>
      <text:p text:style-name="P123">Scénarios alternatifs :</text:p>
      <text:p text:style-name="P87">1a : Champ vide</text:p>
      <text:p text:style-name="P87"><text:tab/>1. L’application notifie l’utilisateur qu’il n’a pas rempli le champ</text:p>
      <text:p text:style-name="P87">1b : Caractère non numérique</text:p>
      <text:p text:style-name="P87"><text:tab/>1. L’application notifie l’utilisateur de son erreur</text:p>
      <text:p text:style-name="P106"><text:span text:style-name="T7">1c : L'utilisateur rentre le numéro d'une page qui dépasse le nombre de page</text:span><text:span text:style-name="T11">s</text:span><text:span text:style-name="T7"> du livre</text:span></text:p>
      <text:p text:style-name="P89"><text:tab/>1. L'application notifie l'utilisateur de son erreur</text:p>
      <text:h text:style-name="P115" text:outline-level="3"/>
      <text:h text:style-name="P122" text:outline-level="3"><text:bookmark-start text:name="__RefHeading___Toc4415_1182045595"/><text:span text:style-name="T7">Accéder à la première page</text:span><text:bookmark-end text:name="__RefHeading___Toc4415_1182045595"/></text:h>
      <text:p text:style-name="P106"/>
      <text:p text:style-name="P106"><text:span text:style-name="resumeTest"><text:span text:style-name="T55">Résumé : </text:span></text:span><text:span text:style-name="T7">Permet à un utilisateur d’accéder à la première page</text:span><text:span text:style-name="T17"> du livre qu’il consulte actuellement.</text:spa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1">22</text:span>/04/2016</text:p>
      <text:p text:style-name="P43"><text:span text:style-name="resumeTest"><text:span text:style-name="T55">Version : </text:span></text:span><text:span text:style-name="T7">1.1</text:span></text:p>
      <text:p text:style-name="P106"><text:span text:style-name="resumeTest"><text:span text:style-name="T55">Acteurs concernés : </text:span></text:span><text:span text:style-name="T7">Utilisateurs</text:span><text:span text:style-name="T19">, </text:span><text:span text:style-name="T20">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57">Postconditions </text:span></text:span><text:span text:style-name="resumeTest"><text:span text:style-name="T58">:</text:span></text:span><text:span text:style-name="T10"> </text:span><text:span text:style-name="T15">Utilisateurs en mode lecture</text:span></text:p>
      <text:p text:style-name="P106"/>
      <text:p text:style-name="P123">Scénario nominal :</text:p>
      <text:p text:style-name="P87"><text:tab/>1. L’utilisateur demande l’affichage de la première page du livre</text:p>
      <text:p text:style-name="P87"><text:tab/>2. L’application affiche la première page dans le lecteur</text:p>
      <text:h text:style-name="P116" text:outline-level="3"/>
      <text:h text:style-name="P119" text:outline-level="3"><text:bookmark-start text:name="__RefHeading___Toc4417_1182045595"/>Accéder à la dernière page<text:bookmark-end text:name="__RefHeading___Toc4417_1182045595"/></text:h>
      <text:p text:style-name="P106"/>
      <text:p text:style-name="P106"><text:span text:style-name="resumeTest"><text:span text:style-name="T55">Résumé : </text:span></text:span><text:span text:style-name="T7">Permet à un utilisateur d’accéder à la dernière page </text:span><text:span text:style-name="T18">du livre qu’il consulte actuellement</text:span><text:span text:style-name="T7">.</text:spa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2">22</text:span>/04/2016</text:p>
      <text:p text:style-name="P43"><text:span text:style-name="resumeTest"><text:span text:style-name="T55">Version : </text:span></text:span><text:span text:style-name="T7">1.1</text:span></text:p>
      <text:p text:style-name="P106"><text:span text:style-name="resumeTest"><text:span text:style-name="T55">Acteurs concernés : </text:span></text:span><text:span text:style-name="T7">Utilisateurs</text:span><text:span text:style-name="T19">, </text:span><text:span text:style-name="T20">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57">Postconditions </text:span></text:span><text:span text:style-name="resumeTest"><text:span text:style-name="T58">:</text:span></text:span><text:span text:style-name="T10"> </text:span><text:span text:style-name="T15">Utilisateurs en mode lecture</text:span></text:p>
      <text:p text:style-name="P106"/>
      <text:p text:style-name="P123">Scénario nominal :</text:p>
      <text:p text:style-name="P87"><text:tab/>1. L’utilisateur demande l’affichage de la dernière page du livre</text:p>
      <text:p text:style-name="P87"><text:tab/>2. L’application affiche la dernière page dans le lecteur</text:p>
      <text:h text:style-name="P115" text:outline-level="3"/>
      <text:h text:style-name="P122" text:outline-level="3"><text:bookmark-start text:name="__RefHeading___Toc4419_1182045595"/>C<text:span text:style-name="T38">r</text:span>éer un signet <text:bookmark-end text:name="__RefHeading___Toc4419_1182045595"/></text:h>
      <text:p text:style-name="P106"/>
      <text:p text:style-name="P69"><text:span text:style-name="resumeTest">Résumé:</text:span> <text:span text:style-name="T103">L’</text:span>utilisateur peut créer un signet en utilisant l'option adapté<text:span text:style-name="T67">e</text:span> dans la barre de menu.</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4">22</text:span>/04/2016</text:p>
      <text:p text:style-name="P43"><text:span text:style-name="resumeTest">Version : </text:span>1.1</text:p>
      <text:p text:style-name="P70"><text:span text:style-name="resumeTest">Acteurs concernés :</text:span> Utilisateur<text:span text:style-name="T59">s, 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84">Postconditions </text:span></text:span><text:span text:style-name="resumeTest">:</text:span> <text:span text:style-name="T85">Utilisateurs en mode lecture</text:span></text:p>
      <text:p text:style-name="P70"/>
      <text:p text:style-name="P125">Scénario nominal:</text:p>
      <text:p text:style-name="P69"><text:tab/>1. L'utilisateur utilise l'option créer un signet</text:p>
      <text:p text:style-name="P69"><text:tab/>2. <text:span text:style-name="T104">L’application créer le signet et l’enregistre dans la liste des signets</text:span></text:p>
      <text:h text:style-name="P115" text:outline-level="3"/>
      <text:h text:style-name="P122" text:outline-level="3"><text:bookmark-start text:name="__RefHeading___Toc4421_1182045595"/>Créer une note<text:bookmark-end text:name="__RefHeading___Toc4421_1182045595"/></text:h>
      <text:p text:style-name="P106"/>
      <text:p text:style-name="P69"><text:span text:style-name="resumeTest">Résumé:</text:span> <text:span text:style-name="T105">L’</text:span>utilisateur peut créer une note en utilisant l'option adapté<text:span text:style-name="T67">e</text:span> dans la barre de menu. <text:s/></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5">22</text:span>/04/2016</text:p>
      <text:p text:style-name="P43"><text:span text:style-name="resumeTest">Version : </text:span>1.1</text:p>
      <text:p text:style-name="P71"><text:span text:style-name="resumeTest">Acteurs concernés : </text:span>Utilisateurs<text:span text:style-name="T97">, 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84">Postconditions </text:span></text:span><text:span text:style-name="resumeTest">:</text:span> <text:span text:style-name="T85">Utilisateurs en mode lecture</text:span></text:p>
      <text:p text:style-name="P71"/>
      <text:p text:style-name="P125">Scénario nominal:</text:p>
      <text:p text:style-name="P69"><text:tab/>1. L'utilisateur sélectionne du texte</text:p>
      <text:p text:style-name="P69"><text:tab/>2. L'utilisateur utilise l'option créer une not<text:span text:style-name="T66">e</text:span></text:p>
      <text:p text:style-name="P72"><text:tab/>3. L’application affiche une fenêtre avec un formulaire pour pouvoir rentrer une note</text:p>
      <text:p text:style-name="P69"><text:tab/><text:span text:style-name="T105">4</text:span>. L'utilisateur écrit sa note <text:span text:style-name="T105">et valide</text:span></text:p>
      <text:p text:style-name="P69"><text:tab/><text:span text:style-name="T105">5</text:span>. <text:span text:style-name="T105">L’application surligne</text:span> <text:span text:style-name="T105">la zone concernée, </text:span>la note est créée et <text:span text:style-name="T105">est</text:span> consultable en cliquant sur le texte</text:p>
      <text:p text:style-name="P69"/>
      <text:p text:style-name="P125">Scénario alternatif:</text:p>
      <text:p text:style-name="P69">1a : <text:span text:style-name="T60">Pas de texte sélectionné</text:span></text:p>
      <text:p text:style-name="P69"><text:span text:style-name="T60"><text:tab/>1. </text:span>L'utilisateur utilise l'option créer une note sans avoir <text:span text:style-name="T23">sélectionné</text:span> de texte</text:p>
      <text:p text:style-name="P69"><text:span text:style-name="T60"><text:tab/>2. </text:span>L'application envoie un message d'erreur à l'utilisateur</text:p>
      <text:p text:style-name="P84">4a : Annulation</text:p>
      <text:p text:style-name="P84"><text:soft-page-break/><text:tab/>1. L'utilisateur annule l'écriture de sa note</text:p>
      <text:p text:style-name="P69"><text:span text:style-name="T130"><text:tab/>2. L'application retourne au mode lecture classique</text:span></text:p>
      <text:h text:style-name="P115" text:outline-level="3"/>
      <text:h text:style-name="P122" text:outline-level="3"><text:bookmark-start text:name="__RefHeading___Toc4423_1182045595"/>Accéder à un signet <text:bookmark-end text:name="__RefHeading___Toc4423_1182045595"/></text:h>
      <text:p text:style-name="P106"/>
      <text:p text:style-name="P69"><text:span text:style-name="resumeTest">Résumé: </text:span><text:span text:style-name="T66">L’</text:span>utilisateur peut accéder à un signet depuis la liste des signets.</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6">22</text:span>/04/2016</text:p>
      <text:p text:style-name="P43"><text:span text:style-name="resumeTest">Version : </text:span>1.1</text:p>
      <text:p text:style-name="P73"><text:span text:style-name="resumeTest">Acteurs concernés :</text:span> Utilisateurs, <text:span text:style-name="T106">Application</text:span></text:p>
      <text:p text:style-name="P58"><text:span text:style-name="resumeTest"><text:span text:style-name="T84">Préconditions </text:span></text:span><text:span text:style-name="resumeTest">:</text:span> <text:span text:style-name="T85">Utilisateurs en mode lecture</text:span></text:p>
      <text:p text:style-name="P58"><text:span text:style-name="resumeTest"><text:span text:style-name="T84">Postconditions </text:span></text:span><text:span text:style-name="resumeTest">:</text:span> <text:span text:style-name="T85">Utilisateurs en mode lecture</text:span></text:p>
      <text:p text:style-name="P58"/>
      <text:p text:style-name="P125">Scénario nominal:</text:p>
      <text:p text:style-name="P69"><text:tab/>1. L'utilisateur utilise l'option accéder à un signet</text:p>
      <text:p text:style-name="P74"><text:tab/>2. L’application affiche la liste des signets pour le livre en cours de lecture</text:p>
      <text:p text:style-name="P69"><text:span text:style-name="T85"><text:tab/>3</text:span>. L'utilisateur sélectionne le signet qu'il souhaite</text:p>
      <text:p text:style-name="P74"><text:tab/>4. L’application le redirige vers la page associé au signet</text:p>
      <text:h text:style-name="P115" text:outline-level="3"/>
      <text:h text:style-name="P122" text:outline-level="3"><text:bookmark-start text:name="__RefHeading___Toc4425_1182045595"/>Rechercher dans l'ePub<text:bookmark-end text:name="__RefHeading___Toc4425_1182045595"/></text:h>
      <text:p text:style-name="P75"/>
      <text:p text:style-name="P75"><text:span text:style-name="resumeTest">Résumé : </text:span>L'utilisateur lance la recherche d'un où plusieurs mots dans l'ePub en cours de lecture.</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7">22</text:span>/04/2016</text:p>
      <text:p text:style-name="P43"><text:span text:style-name="resumeTest">Version : </text:span>1.1</text:p>
      <text:p text:style-name="P75"><text:span text:style-name="resumeTest">Acteurs </text:span><text:span text:style-name="resumeTest"><text:span text:style-name="T61">concernés </text:span></text:span><text:span text:style-name="resumeTest">: </text:span>Utilisateur<text:span text:style-name="T66">s, Application</text:span></text:p>
      <text:p text:style-name="P58"><text:span text:style-name="resumeTest"><text:span text:style-name="T84">Préconditions </text:span></text:span><text:span text:style-name="resumeTest">:</text:span> <text:span text:style-name="T107">Utilisateurs en mode lecture</text:span></text:p>
      <text:p text:style-name="P58"><text:span text:style-name="resumeTest"><text:span text:style-name="T84">Postconditions </text:span></text:span><text:span text:style-name="resumeTest">:</text:span> <text:span text:style-name="T107">Utilisateurs en mode lecture</text:span></text:p>
      <text:p text:style-name="P75"/>
      <text:p text:style-name="P125">Scénario nominal :</text:p>
      <text:p text:style-name="P75"><text:tab/>1. L'utilisateur lance une recherche</text:p>
      <text:p text:style-name="P75"><text:tab/>2. L'application affiche une barre de recherche</text:p>
      <text:p text:style-name="P75"><text:tab/>3. L'utilisateur tape sa requête et valide</text:p>
      <text:p text:style-name="P75"><text:tab/>4. L'application recherche dans l'ePub toutes les <text:span text:style-name="T61">occurrences</text:span> de la requête tapée, les met en évidence graphiquement et avance la lecture sur la première de ces occurrences par rapport à la page de lecture actuelle</text:p>
      <text:p text:style-name="P75"><text:tab/>5. L'utilisateur utilise les fonctions "Suivant / Précédent" pour atteindre l'emplacement qu'il désire</text:p>
      <text:p text:style-name="P75"><text:tab/>6. L'utilisateur ferme la recherche</text:p>
      <text:p text:style-name="P75"><text:tab/>7. L'application repasse en mode lecture classique</text:p>
      <text:p text:style-name="P75"/>
      <text:p text:style-name="P125">Scénarios alternatifs :</text:p>
      <text:p text:style-name="P75">4a : Requête vide</text:p>
      <text:p text:style-name="P75"><text:tab/>1. L'utilisateur n'a rien entré dans la barre de recherche</text:p>
      <text:p text:style-name="P75"><text:soft-page-break/><text:tab/>2. L'application ferme la recherche et repasse en mode lecture classique</text:p>
      <text:p text:style-name="P75">4b : Aucun résultat</text:p>
      <text:p text:style-name="P75"><text:s/><text:tab/> <text:s/>1. L'application n'a pas pu trouver d'occurrences de la requête dans l'ePub actuel</text:p>
      <text:p text:style-name="P75"><text:tab/>2. L'application en notifie l'utilisateur puis repasse en mode lecture classique</text:p>
      <text:h text:style-name="P115" text:outline-level="3"/>
      <text:h text:style-name="P122" text:outline-level="3"><text:bookmark-start text:name="__RefHeading___Toc4427_1182045595"/>Synchroniser ses notes / signets<text:bookmark-end text:name="__RefHeading___Toc4427_1182045595"/></text:h>
      <text:p text:style-name="P75"/>
      <text:p text:style-name="P75"><text:span text:style-name="resumeTest">Résumé : </text:span>Permet à l'utilisateur de synchroniser ses notes et signets avec ses autres appareils.</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8">22</text:span>/04/2016</text:p>
      <text:p text:style-name="P43"><text:span text:style-name="resumeTest">Version : </text:span>1.1</text:p>
      <text:p text:style-name="P75"><text:span text:style-name="resumeTest">Acteurs </text:span><text:span text:style-name="resumeTest"><text:span text:style-name="T61">concernés </text:span></text:span><text:span text:style-name="resumeTest">: </text:span>Utilisateur<text:span text:style-name="T66">s</text:span></text:p>
      <text:p text:style-name="P58"><text:span text:style-name="resumeTest"><text:span text:style-name="T84">Préconditions </text:span></text:span><text:span text:style-name="resumeTest">:</text:span> <text:span text:style-name="T108">Utilisateurs connectés et en mode lecture</text:span></text:p>
      <text:p text:style-name="P58"><text:span text:style-name="resumeTest"><text:span text:style-name="T84">Postconditions </text:span></text:span><text:span text:style-name="resumeTest">:</text:span> <text:span text:style-name="T108">Utilisateurs connectés et en mode lecture</text:span></text:p>
      <text:p text:style-name="P125"/>
      <text:p text:style-name="P125">Scénario nominal :</text:p>
      <text:p text:style-name="P75"><text:tab/>1. L'utilisateur lance la synchronisation</text:p>
      <text:p text:style-name="P75"><text:tab/>2. L'application synchronise les données concernées</text:p>
      <text:p text:style-name="P75"/>
      <text:p text:style-name="P125">Scénarios alternatifs :</text:p>
      <text:p text:style-name="P75">2a : Problème de connexion</text:p>
      <text:p text:style-name="P75"><text:s text:c="3"/><text:tab/>1. L'application ne peut synchroniser les données parce qu'elle n'est pas connectée à Internet</text:p>
      <text:p text:style-name="P75"><text:s text:c="2"/><text:tab/>2. L'application notifie le client</text:p>
      <text:p text:style-name="P75"><text:tab/>3. L'utilisateur repasse en mode lecture</text:p>
      <text:h text:style-name="P115" text:outline-level="3"/>
      <text:h text:style-name="P122" text:outline-level="3"><text:bookmark-start text:name="__RefHeading___Toc4429_1182045595"/><text:span text:style-name="T22">Bannir </text:span>un compte <text:bookmark-end text:name="__RefHeading___Toc4429_1182045595"/></text:h>
      <text:p text:style-name="P76"/>
      <text:p text:style-name="P76"><text:span text:style-name="resumeTest">Résumé :</text:span> Un administrateur peut supprimer le compte d'un utilisateur si celui-ci <text:span text:style-name="T131">a</text:span> préalablement é<text:span text:style-name="T109">té</text:span> signalé par d'autre<text:span text:style-name="T109">s</text:span> utilisateurs: par exemple si il est injurieux dans ses commentaires ou grossier...</text:p>
      <text:p text:style-name="P76">Il en revient à l'administrateur de juger le bon fondement ou non d'une plainte concernant un utilisateur.</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09">22</text:span>/04/2016</text:p>
      <text:p text:style-name="P43"><text:span text:style-name="resumeTest">Version : </text:span>1.1</text:p>
      <text:p text:style-name="P76"><text:span text:style-name="resumeTest">Acteurs </text:span><text:span text:style-name="resumeTest"><text:span text:style-name="T62">concernés </text:span></text:span><text:span text:style-name="resumeTest">:</text:span> <text:s/>Administrateur<text:span text:style-name="T66">s</text:span></text:p>
      <text:p text:style-name="P58"><text:span text:style-name="resumeTest"><text:span text:style-name="T84">Préconditions </text:span></text:span><text:span text:style-name="resumeTest">:</text:span> <text:span text:style-name="T84">Administrateurs connectés et sur la liste des utilisateurs signalés</text:span></text:p>
      <text:p text:style-name="P58"><text:span text:style-name="resumeTest"><text:span text:style-name="T84">Postconditions </text:span></text:span><text:span text:style-name="resumeTest">:</text:span> <text:span text:style-name="T84">Administrateurs connectés</text:span></text:p>
      <text:p text:style-name="P58"/>
      <text:p text:style-name="P125"><text:span text:style-name="T22">Scénario</text:span> nominal :</text:p>
      <text:p text:style-name="P76"><text:tab/>1. L'administrateur <text:span text:style-name="T110">choisit le profil a évaluer</text:span></text:p>
      <text:p text:style-name="P76"><text:tab/>2. <text:span text:style-name="T110">L’application affiche la plainte sélectionnée</text:span></text:p>
      <text:p text:style-name="P77"><text:tab/>3. L’administrateur bannit le compte</text:p>
      <text:p text:style-name="P77"><text:tab/>4. L’application envoie un mail à l’utilisateur concerné et sauvegarde l’état de l’utilisateur (banni)</text:p>
      <text:p text:style-name="P77"><text:tab/>5. L’application affiche la liste des utilisateurs signalés</text:p>
      <text:p text:style-name="P76"><text:tab/></text:p>
      <text:p text:style-name="P85">Scénarios alternatifs :</text:p>
      <text:p text:style-name="P86">3a : L’administrateur choisit de ne pas bannir le compte</text:p>
      <text:p text:style-name="P86"><text:tab/>1. L’administrateur supprime le signalement</text:p>
      <text:p text:style-name="P86"><text:soft-page-break/><text:tab/>2. L’application affiche la liste des utilisateurs signalés</text:p>
      <text:h text:style-name="P115" text:outline-level="3"/>
      <text:h text:style-name="P122" text:outline-level="3"><text:bookmark-start text:name="__RefHeading___Toc4431_1182045595"/>Surligner<text:bookmark-end text:name="__RefHeading___Toc4431_1182045595"/></text:h>
      <text:p text:style-name="P76"/>
      <text:p text:style-name="P76"><text:span text:style-name="resumeTest">Résumé :</text:span> Un utilisateur connecté et en mode lecture peut <text:span text:style-name="T63">sélectionner</text:span> plusieurs mots ou phrases ou pages afin de les surligner.</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11">22/</text:span>04/2016</text:p>
      <text:p text:style-name="P43"><text:span text:style-name="resumeTest">Version : </text:span>1.1</text:p>
      <text:p text:style-name="P76"><text:span text:style-name="resumeTest">Acteurs </text:span><text:span text:style-name="resumeTest"><text:span text:style-name="T63">concernés </text:span></text:span><text:span text:style-name="resumeTest">:</text:span> <text:s/><text:span text:style-name="T112">Utilisateurs, Application</text:span></text:p>
      <text:p text:style-name="P58"><text:span text:style-name="resumeTest"><text:span text:style-name="T84">Préconditions </text:span></text:span><text:span text:style-name="resumeTest">:</text:span> <text:span text:style-name="T112">Utilisateur en mode lecture</text:span></text:p>
      <text:p text:style-name="P60"><text:span text:style-name="resumeTest"><text:span text:style-name="T84">Postconditions </text:span></text:span><text:span text:style-name="resumeTest">:</text:span> <text:span text:style-name="T112">Utilisateur en mode lecture</text:span></text:p>
      <text:p text:style-name="P58"/>
      <text:p text:style-name="P125">Scénario nominal :</text:p>
      <text:p text:style-name="P76"><text:tab/>1. <text:span text:style-name="T113">L’utilisateur sélectionne le texte qu’il veut surligner</text:span></text:p>
      <text:p text:style-name="P78"><text:tab/>2. L’utilisateur choisit de surligner la sélection</text:p>
      <text:p text:style-name="P78"><text:tab/>3. L’application affiche une interface contenant différents outils pour surligner (couleurs, transparence, etc.)<text:tab/></text:p>
      <text:p text:style-name="P78"><text:tab/>4. L’utilisateur valide les options choisies</text:p>
      <text:p text:style-name="P76"><text:tab/><text:span text:style-name="T113">5. L’application surligne, avec les options choisies, la sélection</text:span></text:p>
      <text:p text:style-name="P106"/>
      <text:h text:style-name="P118" text:outline-level="3">Recherche la définition d’un mot ou d’une expression</text:h>
      <text:p text:style-name="P79"/>
      <text:p text:style-name="P79"><text:span text:style-name="resumeTest">Résumé :</text:span> Permet à un utilisateur se situant sur le lecteur d’un livre de rechercher la définition d’un mot ou d’une expression sur internet (Wikipédia, Google, dictionnaire en ligne, …).</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14">22</text:span>/04/2016</text:p>
      <text:p text:style-name="P43"><text:span text:style-name="resumeTest">Version : </text:span>1.1</text:p>
      <text:p text:style-name="P79"><text:span text:style-name="resumeTest">Acteurs concernés : </text:span>Utilisateur<text:span text:style-name="T115">s</text:span>, <text:span text:style-name="T115">Application</text:span></text:p>
      <text:p text:style-name="P61"><text:span text:style-name="resumeTest"><text:span text:style-name="T84">Préconditions </text:span></text:span><text:span text:style-name="resumeTest">:</text:span> <text:span text:style-name="T115">Utilisateur en mode lecture</text:span></text:p>
      <text:p text:style-name="P58"><text:span text:style-name="resumeTest"><text:span text:style-name="T84">Postconditions </text:span></text:span><text:span text:style-name="resumeTest">:</text:span> <text:span text:style-name="T115">Utilisateur se trouve sur la page des résultats de sa recherche</text:span></text:p>
      <text:p text:style-name="P58"/>
      <text:p text:style-name="P125">Scénario nominal :</text:p>
      <text:p text:style-name="P79"><text:tab/>1. L’utilisateur sélectionne un mot ou une expression sur le lecteur</text:p>
      <text:p text:style-name="P79"><text:tab/>2. L’utilisateur demande la recherche d’une définition</text:p>
      <text:p text:style-name="P79"><text:tab/>3. L’application effectue une recherche sur les différentes sources disponibles</text:p>
      <text:p text:style-name="P79"><text:tab/>4. L’application affiche les différents résultats trouvés dans les différentes sources utilisées</text:p>
      <text:p text:style-name="P79"/>
      <text:p text:style-name="P125">Scénarios alternatifs :</text:p>
      <text:p text:style-name="P79">3a : L’utilisateur n’a pas de connexion internet</text:p>
      <text:p text:style-name="P79"><text:tab/>1. L’application informe l’utilisateur qu’il n’a pas de connexion internet</text:p>
      <text:h text:style-name="P115" text:outline-level="3"/>
      <text:h text:style-name="P122" text:outline-level="3"><text:bookmark-start text:name="__RefHeading___Toc4437_1182045595"/>Modérer une évaluation<text:bookmark-end text:name="__RefHeading___Toc4437_1182045595"/></text:h>
      <text:p text:style-name="P58"/>
      <text:p text:style-name="P58"><text:span text:style-name="resumeTest">Résumé : </text:span>Permet à un administrateur de modifier / supprimer une évaluation (qui pourrait être contraire aux règles d'utilisation).</text:p>
      <text:p text:style-name="P43"><text:span text:style-name="resumeTest">Date de création : </text:span>19/04/2016</text:p>
      <text:p text:style-name="P43"><text:span text:style-name="resumeTest"><text:span text:style-name="T39">Dernière modification </text:span></text:span><text:span text:style-name="resumeTest">: </text:span><text:span text:style-name="T116">22/</text:span>04/2016</text:p>
      <text:p text:style-name="P43"><text:span text:style-name="resumeTest">Version : </text:span>1.1</text:p>
      <text:p text:style-name="P58"><text:span text:style-name="resumeTest">Acteurs </text:span><text:span text:style-name="resumeTest"><text:span text:style-name="T64">concernés </text:span></text:span><text:span text:style-name="resumeTest">:</text:span> Administrateur<text:span text:style-name="T66">s, Application</text:span></text:p>
      <text:p text:style-name="P58"><text:span text:style-name="resumeTest"><text:span text:style-name="T84">Préconditions </text:span></text:span><text:span text:style-name="resumeTest">:</text:span> <text:span text:style-name="T84">Administrateurs connectés</text:span></text:p>
      <text:p text:style-name="P58"><text:span text:style-name="resumeTest"><text:span text:style-name="T84">Postconditions </text:span></text:span><text:span text:style-name="resumeTest">:</text:span> <text:span text:style-name="T84">Administrateurs connectés</text:span></text:p>
      <text:p text:style-name="P58"/>
      <text:p text:style-name="P125">Scénario nominal :</text:p>
      <text:p text:style-name="P58"><text:tab/>1. L'administrateur en train de consulter une évaluation accède à l'interface de gestion de cette évaluation</text:p>
      <text:p text:style-name="P80"><text:tab/>2. L’application retourne l’interface de modification de l’évaluation</text:p>
      <text:p text:style-name="P58"><text:tab/><text:span text:style-name="T117">3</text:span>. Il peut décider de supprimer tout ou partie de l'évaluation <text:span text:style-name="T117">via l’interface</text:span></text:p>
      <text:p text:style-name="P58"><text:tab/><text:span text:style-name="T117">4</text:span>. <text:span text:style-name="T23">L'administrateur</text:span> valide la modification</text:p>
      <text:p text:style-name="P58"><text:span text:style-name="T117"><text:tab/>5</text:span>. L'application enregistre la modification<text:tab/></text:p>
      <text:p text:style-name="P58"><text:tab/><text:span text:style-name="T117">6. L’application redirige l’administrateur vers la page des évaluations</text:span></text:p>
      <text:p text:style-name="P58"/>
      <text:p text:style-name="P125">Scénarios alternatifs :</text:p>
      <text:p text:style-name="P58"><text:span text:style-name="T117">4</text:span>a : Annulation <text:span text:style-name="T117">des modifications</text:span></text:p>
      <text:p text:style-name="P58"><text:s text:c="3"/><text:tab/>1. L'administrateur <text:span text:style-name="T117">annule les modifications prévues</text:span></text:p>
      <text:p text:style-name="P58"><text:s text:c="3"/><text:tab/>2. L'application ne valide pas les modifications</text:p>
      <text:p text:style-name="P58"><text:tab/>3. L'administrateur reprend au point 1</text:p>
      <text:h text:style-name="P117" text:outline-level="3"><text:bookmark-start text:name="__RefHeading__7662_1302887485"/><text:soft-page-break/>Changer les paramètres d'affichage<text:bookmark-end text:name="__RefHeading__7662_1302887485"/></text:h>
      <text:p text:style-name="Text_20_body"/>
      <text:p text:style-name="Text_20_body"><text:span text:style-name="resumeTest">Résumé :</text:span> Un utilisateur peut changer les paramètre d'affichage : taille, type <text:s/>et couleur de la police, couleur du fond, luminosité, ...</text:p>
      <text:p text:style-name="Text_20_body"><text:span text:style-name="resumeTest">Création :</text:span> 19/04/2016</text:p>
      <text:p text:style-name="Text_20_body"><text:span text:style-name="resumeTest">Dernière modification :</text:span> <text:span text:style-name="T118">22</text:span>/04/2016</text:p>
      <text:p text:style-name="Text_20_body"><text:span text:style-name="resumeTest">Version :</text:span> <text:span text:style-name="T118">1.1</text:span></text:p>
      <text:p text:style-name="Text_20_body"><text:span text:style-name="resumeTest">Acteurs :</text:span> Utilisateurs, <text:span text:style-name="T118">Application</text:span></text:p>
      <text:p text:style-name="P58"><text:span text:style-name="resumeTest"><text:span text:style-name="T84">Préconditions </text:span></text:span><text:span text:style-name="resumeTest">:</text:span> <text:span text:style-name="T118">Utilisateur en mode lecture</text:span></text:p>
      <text:p text:style-name="P106"><text:span text:style-name="resumeTest"><text:span text:style-name="T51">Postconditions </text:span></text:span><text:span text:style-name="resumeTest"><text:span text:style-name="T52">: </text:span></text:span><text:span text:style-name="T118">Utilisateur en mode lecture</text:span></text:p>
      <text:p text:style-name="P106"/>
      <text:p text:style-name="Heading_20_4">Scénario nominal :</text:p>
      <text:p text:style-name="Text_20_body"><text:tab/><text:span text:style-name="T118">1. </text:span>L'utilisateur acc<text:span text:style-name="T118">è</text:span>de au menu des paramètres d'affichage</text:p>
      <text:p text:style-name="Text_20_body"><text:span text:style-name="T118"><text:tab/>2. L'application affiche un pop-up avec les options d'affichage actuelles (taille de la police, interligne…) et la possibilité de les modifier</text:span></text:p>
      <text:p text:style-name="Text_20_body"><text:span text:style-name="T118"><text:tab/>3. L'utilisateur modifie les options désirées et valide</text:span></text:p>
      <text:p text:style-name="Text_20_body"><text:span text:style-name="T118"><text:tab/>4. L'application met à jour les paramètres du lecteur et réaffiche le livre</text:span></text:p>
      <text:p text:style-name="Text_20_body"/>
      <text:p text:style-name="Heading_20_4">Scénarios alternatifs :</text:p>
      <text:p text:style-name="P107">4a : Annulation</text:p>
      <text:p text:style-name="P107"><text:tab/>1. L'utilisateur annule les modifications des paramètres en cours</text:p>
      <text:p text:style-name="P107"><text:tab/>2. L'application ne sauvegarde pas les changements de paramètre et retourne en mode lecture</text:p>
      <text:p text:style-name="P108"><text:span text:style-name="T118"><text:tab/></text:span></text:p>
      <text:h text:style-name="P118" text:outline-level="3"><text:bookmark-start text:name="__RefHeading__7664_1302887485"/>Signaler une évaluation ou un utilisateur<text:bookmark-end text:name="__RefHeading__7664_1302887485"/></text:h>
      <text:p text:style-name="Text_20_body"/>
      <text:p text:style-name="Text_20_body"><text:span text:style-name="resumeTest">Résumé : </text:span>Un utilisateur peut signaler une évaluation ou un utilisateur qui pourraient être contraires aux conditions d'utilisation (pseudonyme ou avatar choquant, etc.)</text:p>
      <text:p text:style-name="Text_20_body"><text:span text:style-name="resumeTest">Création :</text:span> 20/04/2016</text:p>
      <text:p text:style-name="Text_20_body"><text:span text:style-name="resumeTest">Dernière modification :</text:span> 2<text:span text:style-name="T119">2</text:span>/04/2016</text:p>
      <text:p text:style-name="Text_20_body"><text:span text:style-name="resumeTest">Version :</text:span> <text:span text:style-name="T119">1.1</text:span></text:p>
      <text:p text:style-name="Text_20_body"><text:span text:style-name="resumeTest">Acteurs :</text:span> Utilisateurs, <text:span text:style-name="T119">Application</text:span></text:p>
      <text:p text:style-name="P59"><text:span text:style-name="resumeTest"><text:span text:style-name="T84">Préconditions </text:span></text:span><text:span text:style-name="resumeTest">:</text:span> <text:span text:style-name="T119">Utilisateur connecté en train de consulter une évaluation</text:span></text:p>
      <text:p text:style-name="P59"><text:span text:style-name="resumeTest"><text:span text:style-name="T84">Postconditions </text:span></text:span><text:span text:style-name="resumeTest">:</text:span> <text:span text:style-name="T84">Utilisateur connecté en train de consulter une évaluation</text:span></text:p>
      <text:p text:style-name="Text_20_body"/>
      <text:p text:style-name="Heading_20_4">Scénario nominal :</text:p>
      <text:p text:style-name="Text_20_body"><text:tab/>1. L'utilisateur utilise l'option "Signaler un utilisateur" / "Signaler une évaluation" disponible</text:p>
      <text:p text:style-name="Text_20_body"><text:tab/>2. L'application affiche un formulaire demandant les raisons du signalement</text:p>
      <text:p text:style-name="Text_20_body"><text:tab/>3. L'utilisateur entre les informations requises et valide</text:p>
      <text:p text:style-name="Text_20_body"><text:tab/>4. L'application enregistre le signalement et renvoie l'utilisateur sur la page des évaluations</text:p>
      <text:p text:style-name="Text_20_body"/>
      <text:p text:style-name="Heading_20_4">Scénarios alternatifs :</text:p>
      <text:p text:style-name="Text_20_body">3a : Champ(s) vide(s)</text:p>
      <text:p text:style-name="Text_20_body"><text:s text:c="3"/>1. L'utilisateur n'a pas rempli l'un des champs obligatoires requis par le formulaire</text:p>
      <text:p text:style-name="Text_20_body"><text:s text:c="3"/>2. L'application réaffiche la page en indiquant les champs manquants</text:p>
      <text:p text:style-name="Text_20_body"><text:soft-page-break/><text:s text:c="3"/>3. L'utilisateur reprend au point 3.</text:p>
      <text:p text:style-name="Text_20_body"/>
      <text:p text:style-name="Text_20_body">3b : Annulation</text:p>
      <text:p text:style-name="Text_20_body"><text:s text:c="3"/>1. L'utilisateur décide d'annuler le signalement</text:p>
      <text:p text:style-name="Text_20_body"><text:s text:c="3"/>2. L'application n'enregistre pas le signalement et réaffiche la page des éval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Helvetica1" fo:font-family="Helvetica" style:font-style-name="Regular" style:font-family-generic="swiss" style:font-pitch="variable"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text-properties style:text-underline-style="solid" style:text-underline-width="auto" style:text-underline-color="font-color"/>
    </style:style>
    <style:style style:name="Heading_20_5" style:display-name="Heading 5" style:family="paragraph" style:parent-style-name="Heading" style:class="text"/>
    <style:style style:name="Signature" style:family="paragraph" style:parent-style-name="Standard" style:class="text"/>
    <style:style style:name="Footer" style:family="paragraph" style:parent-style-name="Standard" style:class="extra"/>
    <style:style style:name="resume" style:family="paragraph" style:parent-style-name="Text_20_body" style:master-page-name="">
      <style:paragraph-properties style:page-number="auto"/>
      <style:text-properties fo:color="#3399ff" style:font-name="Helvetica" fo:font-family="Helvetica" style:font-family-generic="swiss" style:font-pitch="variable" fo:font-size="14pt" fo:font-style="italic" officeooo:rsid="001a3045" style:font-size-asian="14pt" style:font-size-complex="14pt"/>
    </style:style>
    <style:style style:name="Untitled1" style:family="paragraph" style:parent-style-name="Hanging_20_indent">
      <style:text-properties fo:color="#3399ff" fo:font-style="italic" style:font-size-asian="10.5pt"/>
    </style:style>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resumeTest" style:family="text">
      <style:text-properties fo:color="#3399ff" style:font-name="Helvetica1" fo:font-family="Helvetica" style:font-style-name="Regular" style:font-family-generic="swiss" style:font-pitch="variable" fo:font-size="14pt" fo:font-style="italic" style:text-underline-style="none"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4b50ef" officeooo:paragraph-rsid="004b50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PIL – Call Me Ishmael <text:s text:c="2"/><text:tab/><text:tab/><text:tab/><text:tab/><text:tab/><text:tab/><text:tab/><text:tab/><text:tab/> <text:s text:c="7"/>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2T17:21:04.272499086</dc:date>
    <meta:editing-duration>PT7H22M49S</meta:editing-duration>
    <meta:editing-cycles>141</meta:editing-cycles>
    <meta:generator>LibreOffice/4.2.8.2$Linux_X86_64 LibreOffice_project/420m0$Build-2</meta:generator>
    <meta:document-statistic meta:table-count="0" meta:image-count="1" meta:object-count="0" meta:page-count="52" meta:paragraph-count="646" meta:word-count="5166" meta:character-count="34179" meta:non-whitespace-character-count="29368"/>
  </office:meta>
</office:document-meta>
</file>